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4.8056in" table:align="left"/>
    </style:style>
    <style:style style:name="Table1.A" style:family="table-column">
      <style:table-column-properties style:column-width="4.8056in"/>
    </style:style>
    <style:style style:name="Table1.A1" style:family="table-cell">
      <style:table-cell-properties style:vertical-align="middle"/>
    </style:style>
    <style:style style:name="Table2" style:family="table">
      <style:table-properties style:width="6.466in" table:align="left"/>
    </style:style>
    <style:style style:name="Table2.A" style:family="table-column">
      <style:table-column-properties style:column-width="0.3986in"/>
    </style:style>
    <style:style style:name="Table2.B" style:family="table-column">
      <style:table-column-properties style:column-width="0.8861in"/>
    </style:style>
    <style:style style:name="Table2.C" style:family="table-column">
      <style:table-column-properties style:column-width="2.5285in"/>
    </style:style>
    <style:style style:name="Table2.D" style:family="table-column">
      <style:table-column-properties style:column-width="2.6528in"/>
    </style:style>
    <style:style style:name="Table2.A1" style:family="table-cell">
      <style:table-cell-properties style:vertical-align="middle" fo:padding="0.0194in" fo:border="none"/>
    </style:style>
    <style:style style:name="Table3" style:family="table">
      <style:table-properties style:width="5.9847in" table:align="left"/>
    </style:style>
    <style:style style:name="Table3.A" style:family="table-column">
      <style:table-column-properties style:column-width="5.9847in"/>
    </style:style>
    <style:style style:name="Table3.A1" style:family="table-cell">
      <style:table-cell-properties style:vertical-align="middle"/>
    </style:style>
    <style:style style:name="Table4" style:family="table">
      <style:table-properties style:width="4.0389in" table:align="left"/>
    </style:style>
    <style:style style:name="Table4.A" style:family="table-column">
      <style:table-column-properties style:column-width="4.0389in"/>
    </style:style>
    <style:style style:name="Table4.A1" style:family="table-cell">
      <style:table-cell-properties style:vertical-align="middle"/>
    </style:style>
    <style:style style:name="Table5" style:family="table">
      <style:table-properties style:width="6.659in" table:align="left"/>
    </style:style>
    <style:style style:name="Table5.A" style:family="table-column">
      <style:table-column-properties style:column-width="6.659in"/>
    </style:style>
    <style:style style:name="Table5.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6.6931in"/>
    </style:style>
    <style:style style:name="Table6.A1" style:family="table-cell">
      <style:table-cell-properties style:vertical-align="middle"/>
    </style:style>
    <style:style style:name="Table7" style:family="table">
      <style:table-properties style:width="3.1681in" table:align="left"/>
    </style:style>
    <style:style style:name="Table7.A" style:family="table-column">
      <style:table-column-properties style:column-width="3.1681in"/>
    </style:style>
    <style:style style:name="Table7.A1" style:family="table-cell">
      <style:table-cell-properties style:vertical-align="middle"/>
    </style:style>
    <style:style style:name="Table8" style:family="table">
      <style:table-properties style:width="5.3472in" table:align="left"/>
    </style:style>
    <style:style style:name="Table8.A" style:family="table-column">
      <style:table-column-properties style:column-width="5.3472in"/>
    </style:style>
    <style:style style:name="Table8.A1" style:family="table-cell">
      <style:table-cell-properties style:vertical-align="middle"/>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style:font-name="Courier New"/>
    </style:style>
    <style:style style:name="P6" style:family="paragraph" style:parent-style-name="Text_20_body">
      <style:text-properties style:text-position="-33% 80%"/>
    </style:style>
    <style:style style:name="P7" style:family="paragraph" style:parent-style-name="Text_20_body">
      <style:paragraph-properties fo:text-align="center" style:justify-single-word="false"/>
    </style:style>
    <style:style style:name="P8" style:family="paragraph" style:parent-style-name="Heading_20_2">
      <style:text-properties style:text-underline-style="none" fo:font-weight="normal" style:font-weight-asian="normal" style:font-weight-complex="normal"/>
    </style:style>
    <style:style style:name="P9" style:family="paragraph" style:parent-style-name="Heading_20_2">
      <style:text-properties style:text-underline-style="none" fo:font-weight="bold" style:font-weight-asian="bold" style:font-weight-complex="bold"/>
    </style:style>
    <style:style style:name="P10" style:family="paragraph" style:parent-style-name="Preformatted_20_Text">
      <style:text-properties style:text-underline-style="none" fo:font-weight="normal" style:font-weight-asian="normal" style:font-weight-complex="normal"/>
    </style:style>
    <style:style style:name="P11" style:family="paragraph" style:parent-style-name="Preformatted_20_Text">
      <style:paragraph-properties fo:margin-top="0in" fo:margin-bottom="0.1965in"/>
    </style:style>
    <style:style style:name="P12" style:family="paragraph" style:parent-style-name="Heading_20_2">
      <style:paragraph-properties fo:break-before="page"/>
      <style:text-properties style:text-underline-style="none" fo:font-weight="bold" style:font-weight-asian="bold" style:font-weight-complex="bold"/>
    </style:style>
    <style:style style:name="P13" style:family="paragraph" style:parent-style-name="Heading_20_2">
      <style:paragraph-properties fo:break-before="page"/>
      <style:text-properties style:text-underline-style="none" fo:font-weight="normal" style:font-weight-asian="normal" style:font-weight-complex="normal"/>
    </style:style>
    <style:style style:name="P14" style:family="paragraph" style:parent-style-name="Text_20_body">
      <style:paragraph-properties fo:margin-top="0in" fo:margin-bottom="0in"/>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style:font-name="Courier New"/>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text-position="33% 80%"/>
    </style:style>
    <style:style style:name="T7"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post">
          <text:section text:style-name="Sect1" text:name="post-10397">
            <text:h text:style-name="P9" text:outline-level="2">Add two numbers without using arithmetic operators</text:h>
            <text:section text:style-name="Sect1" text:name="post-content">
              <text:p text:style-name="Text_20_body">Write a function Add() that returns sum of two integers. The function should not use any of the arithmetic operators (+, ++, –, -, .. etc).<text:bookmark text:name="more-18324"/></text:p>
              <text:p text:style-name="Text_20_body">Sum of two bits can be obtained by performing XOR (^) of the two bits. Carry bit can be obtained by performing AND (&amp;) of two bits.<text:line-break/>Above is simple <text:a xlink:type="simple" xlink:href="http://en.wikipedia.org/wiki/Adder_%28electronics%29#Half_adder">Half Adder</text:a> logic that can be used to add 2 single bits.</text:p>
              <text:p text:style-name="Text_20_body"/>
              <text:p text:style-name="Text_20_body">X will be storing the sum and Y will be storing the carry bits... </text:p>
            </text:section>
            <text:p text:style-name="P1"><text:span text:style-name="Source_20_Text">int</text:span> <text:span text:style-name="Source_20_Text">Add(int</text:span> <text:span text:style-name="Source_20_Text">x, int</text:span> <text:span text:style-name="Source_20_Text">y)</text:span></text:p>
            <text:p text:style-name="Standard"><text:span text:style-name="Source_20_Text">{</text:span></text:p>
            <text:p text:style-name="Standard"><text:span text:style-name="Source_20_Text"><text:s text:c="4"/>// Iterate till there is no carry <text:s/></text:span></text:p>
            <text:p text:style-name="Standard"><text:span text:style-name="Source_20_Text"><text:s text:c="4"/>while</text:span> <text:span text:style-name="Source_20_Text">(y != 0)</text:span></text:p>
            <text:p text:style-name="Standard"><text:span text:style-name="Source_20_Text"><text:s text:c="4"/>{</text:span></text:p>
            <text:p text:style-name="Standard"><text:span text:style-name="Source_20_Text"><text:s text:c="8"/>// carry now contains common set bits of x and y</text:span></text:p>
            <text:p text:style-name="Standard"><text:span text:style-name="Source_20_Text"><text:s text:c="8"/>int</text:span> <text:span text:style-name="Source_20_Text">carry = x &amp; y; <text:s/></text:span></text:p>
            <text:p text:style-name="Standard"><text:s/></text:p>
            <text:p text:style-name="Standard"><text:span text:style-name="Source_20_Text"><text:s text:c="8"/>// Sum of bits of x and y where at least one of the bits is not set</text:span></text:p>
            <text:p text:style-name="Standard"><text:span text:style-name="Source_20_Text"><text:s text:c="8"/>x = x ^ y; </text:span></text:p>
            <text:p text:style-name="Standard"><text:s/></text:p>
            <text:p text:style-name="Standard"><text:span text:style-name="Source_20_Text"><text:s text:c="8"/>// Carry is shifted by one so that adding it to x gives the required sum</text:span></text:p>
            <text:p text:style-name="Standard"><text:span text:style-name="Source_20_Text"><text:s text:c="8"/>y = carry &lt;&lt; 1;</text:span></text:p>
            <text:p text:style-name="Standard"><text:span text:style-name="Source_20_Text"><text:s text:c="4"/>}</text:span></text:p>
            <text:p text:style-name="Standard"><text:span text:style-name="Source_20_Text"><text:s text:c="4"/>return</text:span> <text:span text:style-name="Source_20_Text">x;</text:span></text:p>
            <text:p text:style-name="Standard"><text:span text:style-name="Source_20_Text">}</text:span></text:p>
            <text:h text:style-name="P9" text:outline-level="2">A Boolean Array Puzzle</text:h>
            <text:section text:style-name="Sect1" text:name="Section1">
              <text:p text:style-name="Text_20_body"><text:bookmark text:name="post-content"/><text:span text:style-name="Emphasis">Input:</text:span> A array arr[] of two elements having value 0 and 1</text:p>
              <text:p text:style-name="Text_20_body"><text:span text:style-name="Emphasis">Output:</text:span> Make both elements 0. <text:bookmark text:name="more-12758"/></text:p>
              <text:p text:style-name="Text_20_body"><text:span text:style-name="Emphasis">Specifications:</text:span> Following are the specifications to follow.<text:line-break/>1) It is guaranteed that one element is 0 but we do not know its position.<text:line-break/>2) We can’t say about another element it can be 0 or 1.<text:line-break/>3) We can only complement array elements, no other operation like and, or, multi, division, …. etc.<text:line-break/>4) We can’t use if, else and loop constructs.<text:line-break/>5) Obviously, we can’t directly assign 0 to array elements.</text:p>
            </text:section>
            <text:p text:style-name="P1"><text:span text:style-name="Source_20_Text">void</text:span> <text:span text:style-name="Source_20_Text">changeToZero(int</text:span> <text:span text:style-name="Source_20_Text">a[2])</text:span></text:p>
            <text:p text:style-name="Standard"><text:span text:style-name="Source_20_Text">{</text:span></text:p>
            <text:p text:style-name="Standard"><text:span text:style-name="Source_20_Text"><text:s text:c="4"/>a[ a[1] ] = a[ a[0] ]</text:span></text:p>
            <text:p text:style-name="Standard"><text:span text:style-name="Source_20_Text">}</text:span></text:p>
            <text:h text:style-name="P12" text:outline-level="2">Turn off the rightmost set bit</text:h>
            <text:p text:style-name="P1"><text:span text:style-name="Source_20_Text">int</text:span> <text:span text:style-name="Source_20_Text">fun(unsigned int</text:span> <text:span text:style-name="Source_20_Text">n)</text:span></text:p>
            <text:p text:style-name="Standard"><text:span text:style-name="Source_20_Text">{</text:span></text:p>
            <text:p text:style-name="Standard"><text:span text:style-name="Source_20_Text"><text:s text:c="2"/>return</text:span> <text:span text:style-name="Source_20_Text">n&amp;(n-1);</text:span></text:p>
            <text:p text:style-name="Standard"><text:span text:style-name="Source_20_Text">} </text:span></text:p>
            <text:p text:style-name="Standard"><text:span text:style-name="Source_20_Text"/></text:p>
            <text:h text:style-name="Heading_20_2" text:outline-level="2"><text:span text:style-name="Source_20_Text"><text:span text:style-name="T1">Find whether a given number is a power of 4 or not</text:span></text:span></text:h>
            <text:p text:style-name="Text_20_body"><text:span text:style-name="Source_20_Text">A number n is a power of 4 if following conditions are met.<text:line-break/>a) There is only one bit set in the binary representation of n (or n is a power of 2)<text:line-break/>b) The count of zero bits before the (only) set bit is even.</text:span></text:p>
            <text:p text:style-name="Text_20_body">For example: 16 (10000) is power of 4 because there is only one bit set and count of 0s before the set bit is 4 which is even.</text:p>
            <text:p text:style-name="Standard"><text:span text:style-name="Source_20_Text">bool isPowerOfFour(unsigned int n)</text:span></text:p>
            <text:p text:style-name="Standard"><text:span text:style-name="Source_20_Text">{</text:span></text:p>
            <text:p text:style-name="Standard"><text:span text:style-name="Source_20_Text"><text:s text:c="2"/>int</text:span> <text:span text:style-name="Source_20_Text">count = 0;</text:span></text:p>
            <text:p text:style-name="Standard"><text:s/></text:p>
            <text:p text:style-name="Standard"><text:span text:style-name="Source_20_Text"><text:s text:c="2"/>/*Check if there is only one bit set in n*/</text:span></text:p>
            <text:p text:style-name="Standard"><text:span text:style-name="Source_20_Text"><text:s text:c="2"/>if</text:span> <text:span text:style-name="Source_20_Text">( n &amp;&amp; !(n&amp;(n-1)) )</text:span></text:p>
            <text:p text:style-name="Standard"><text:span text:style-name="Source_20_Text"><text:s text:c="2"/>{</text:span></text:p>
            <text:p text:style-name="Standard"><text:span text:style-name="Source_20_Text"><text:s text:c="5"/>/* count 0 bits before set bit */</text:span></text:p>
            <text:p text:style-name="Standard"><text:span text:style-name="Source_20_Text"><text:s text:c="5"/>while(n &gt; 1)</text:span></text:p>
            <text:p text:style-name="Standard"><text:span text:style-name="Source_20_Text"><text:s text:c="5"/>{</text:span></text:p>
            <text:p text:style-name="Standard"><text:span text:style-name="Source_20_Text"><text:s text:c="7"/>n <text:s/>&gt;&gt;= 1;</text:span></text:p>
            <text:p text:style-name="Standard"><text:span text:style-name="Source_20_Text"><text:s text:c="7"/>count += 1;</text:span></text:p>
            <text:p text:style-name="Standard"><text:span text:style-name="Source_20_Text"><text:s text:c="5"/>} <text:s text:c="5"/></text:span></text:p>
            <text:p text:style-name="Standard"><text:s/></text:p>
            <text:p text:style-name="Standard"><text:span text:style-name="Source_20_Text"><text:s text:c="4"/>/*If count is even then return true else false*/</text:span></text:p>
            <text:p text:style-name="Standard"><text:span text:style-name="Source_20_Text"><text:s text:c="4"/>return</text:span> <text:span text:style-name="Source_20_Text">(count%2 == 0)? 1 :0;</text:span></text:p>
            <text:p text:style-name="Standard"><text:span text:style-name="Source_20_Text"><text:s text:c="2"/>}</text:span></text:p>
            <text:p text:style-name="Standard"><text:s/></text:p>
            <text:p text:style-name="Standard"><text:span text:style-name="Source_20_Text"><text:s text:c="2"/>/* If there are more than 1 bit set</text:span></text:p>
            <text:p text:style-name="Standard"><text:span text:style-name="Source_20_Text"><text:s text:c="4"/>then n is not a power of 4*/</text:span></text:p>
            <text:p text:style-name="Standard"><text:span text:style-name="Source_20_Text"><text:s text:c="2"/>return</text:span> <text:span text:style-name="Source_20_Text">0;</text:span></text:p>
            <text:p text:style-name="Standard"><text:span text:style-name="Source_20_Text">} <text:s text:c="3"/></text:span></text:p>
            <text:p text:style-name="Standard"><text:span text:style-name="Source_20_Text"/></text:p>
            <text:h text:style-name="Heading_20_2" text:outline-level="2"><text:span text:style-name="Source_20_Text">Multiply a given Integer with 3.5</text:span></text:h>
            <text:section text:style-name="Sect1" text:name="Section2">
              <text:p text:style-name="Text_20_body"><text:bookmark text:name="post-content2"/>Given a integer x, write a function that multiplies x with 3.5 and returns the integer result. You are not allowed to use %, /, *. </text:p>
            </text:section>
            <text:p text:style-name="Standard"><text:span text:style-name="Source_20_Text"/></text:p>
            <text:p text:style-name="P3">Solution:<text:line-break/><text:span text:style-name="Strong_20_Emphasis">1. </text:span>We can get x*3.5 by adding 2*x, x and x/2. To calculate 2*x, left shift x by 1 and to calculate x/2, right shift x by 2. </text:p>
            <text:p text:style-name="P1"><text:soft-page-break/><text:span text:style-name="Source_20_Text">int</text:span> <text:span text:style-name="Source_20_Text">multiplyWith3Point5(int</text:span> <text:span text:style-name="Source_20_Text">x)</text:span></text:p>
            <text:p text:style-name="Standard"><text:span text:style-name="Source_20_Text">{</text:span></text:p>
            <text:p text:style-name="Standard"><text:span text:style-name="Source_20_Text">  return</text:span> <text:span text:style-name="Source_20_Text">(x&lt;&lt;1) + x + (x&gt;&gt;1);</text:span></text:p>
            <text:p text:style-name="Standard"><text:span text:style-name="Source_20_Text">}</text:span></text:p>
            <text:p text:style-name="P3"/>
            <text:p text:style-name="P3"><text:span text:style-name="Strong_20_Emphasis">2. </text:span>Another way of doing this could be (8*x – x)/2.</text:p>
            <text:p text:style-name="P1"><text:span text:style-name="Source_20_Text">int</text:span> <text:span text:style-name="Source_20_Text">multiplyWith3Point5(int</text:span> <text:span text:style-name="Source_20_Text">x)</text:span></text:p>
            <text:p text:style-name="Standard"><text:span text:style-name="Source_20_Text">{</text:span></text:p>
            <text:p text:style-name="Standard"><text:span text:style-name="Source_20_Text">  return</text:span> <text:span text:style-name="Source_20_Text">((x&lt;&lt;3) - x)&gt;&gt;1;</text:span></text:p>
            <text:p text:style-name="Standard"><text:span text:style-name="Source_20_Text">}    </text:span></text:p>
            <text:p text:style-name="P3"/>
            <text:h text:style-name="P8" text:outline-level="2">Optimization Techniques | Set 1 (Modulus)</text:h>
            <text:p text:style-name="P3"/>
            <text:p text:style-name="P1">The modulus operator (%) in various languages is costly operation. Ultimately every operator/operation must result in processor instructions. Some processors won’t have modulus instruction at hardware level, in such case the compilers will insert stubs (predefined functions) to perform modulus. <text:bookmark text:name="more-9057"/>It impacts performance.</text:p>
            <text:p text:style-name="P3"/>
            <text:p text:style-name="P3">2 – 1<text:span text:style-name="T2">0</text:span></text:p>
            <text:p text:style-name="Text_20_body">4 – 1<text:span text:style-name="T2">00</text:span></text:p>
            <text:p text:style-name="Text_20_body">8 – 1<text:span text:style-name="T2">000</text:span></text:p>
            <text:p text:style-name="Text_20_body">16  - 1<text:span text:style-name="T2">0000</text:span></text:p>
            <text:p text:style-name="Text_20_body"><text:span text:style-name="Emphasis">Note those zeros in red color, they contribute to remainder in division operation. We can get mask for those zeros by decrementing the divisor by 1.</text:span></text:p>
            <text:p text:style-name="P3"/>
            <text:p text:style-name="P3"><text:span text:style-name="T3">N = 87 (1010111 – binary form)</text:span><text:line-break/><text:span text:style-name="T3"><text:line-break/>N%2 = N &amp; (2-1) = 1010111 &amp; 1 = 1 = 1</text:span></text:p>
            <text:p text:style-name="Text_20_body"><text:span text:style-name="T3">N%4 = N &amp; (4-1) = 1010111 &amp; 11 = 11 = 3</text:span><text:line-break/><text:span text:style-name="T3"><text:line-break/>N%8 = N &amp; (8-1) = 1010111 &amp; 111 = 111 = 7</text:span><text:line-break/><text:span text:style-name="T3"><text:line-break/>N%16 = N &amp; (16-1) = 1010111 &amp; 1111 = 111 = 7</text:span></text:p>
            <text:p text:style-name="P5">N%32 = N &amp; (32-1) = 1010111 &amp; 11111 = 10111 = 23</text:p>
            <text:p text:style-name="Text_20_body">Modulus operation over exact powers of 2 is simple and faster bitwise ANDing. This is the reason, programmers usually make buffer length as powers of 2.</text:p>
            <text:p text:style-name="Text_20_body">Note that the technique will work only for divisors that are powers of 2.</text:p>
            <text:p text:style-name="P3"/>
            <text:h text:style-name="P8" text:outline-level="2">Detect if two integers have opposite signs</text:h>
            <text:p text:style-name="P3">Given two signed integers, write a function that returns true if the signs of given integers are different, otherwise false. <text:bookmark text:name="more-23300"/>For example, the function should return true -1 and +100, and should <text:soft-page-break/>return false for -100 and -200. The function should not use any of the arithmetic operators. </text:p>
            <text:p text:style-name="Text_20_body">Let the given integers be x and y. The sign bit is 1 in negative numbers, and 0 in positive numbers. The XOR of x and y will have the sign bit as 1 iff they have opposite sign. In other words, XOR of x and y will be negative number number iff x and y have opposite signs.</text:p>
            <text:p text:style-name="P1"><text:span text:style-name="Source_20_Text">bool</text:span> <text:span text:style-name="Source_20_Text">oppositeSigns(int</text:span> <text:span text:style-name="Source_20_Text">x, int</text:span> <text:span text:style-name="Source_20_Text">y)</text:span></text:p>
            <text:p text:style-name="Standard"><text:span text:style-name="Source_20_Text">{</text:span></text:p>
            <text:p text:style-name="Standard"><text:span text:style-name="Source_20_Text">    return</text:span> <text:span text:style-name="Source_20_Text">((x ^ y) &lt; 0);</text:span></text:p>
            <text:p text:style-name="Standard"><text:span text:style-name="Source_20_Text">}</text:span></text:p>
            <text:p text:style-name="P3"/>
            <text:h text:style-name="P8" text:outline-level="2">Add 1 to a given number</text:h>
            <text:p text:style-name="P3">Write a program to add one to a given number. You are not allowed to use operators like ‘+’, ‘-’, ‘*’, ‘/’, ‘++’, ‘–’ …etc.</text:p>
            <text:p text:style-name="P3"><text:span text:style-name="Strong_20_Emphasis">Method 1</text:span><text:line-break/>To add 1 to a number x (say 0011000111), we need to flip all the bits after the rightmost 0 bit (we get 001100<text:span text:style-name="Strong_20_Emphasis">0</text:span>000). Finally, flip the rightmost 0 bit also (we get 0011001000) and we are done.</text:p>
            <text:section text:style-name="Sect1" text:name="highlighter_782017">
              <table:table table:name="Table1" table:style-name="Table1">
                <table:table-column table:style-name="Table1.A"/>
                <table:table-row>
                  <table:table-cell table:style-name="Table1.A1" office:value-type="string">
                    <text:p text:style-name="Table_20_Contents"><text:span text:style-name="Source_20_Text">#include&lt;stdio.h&gt;</text:span></text:p>
                    <text:p text:style-name="Table_20_Contents"> </text:p>
                    <text:p text:style-name="Table_20_Contents"><text:span text:style-name="Source_20_Text">int</text:span> <text:span text:style-name="Source_20_Text">addOne(int</text:span> <text:span text:style-name="Source_20_Text">x)</text:span></text:p>
                    <text:p text:style-name="Table_20_Contents"><text:span text:style-name="Source_20_Text">{</text:span></text:p>
                    <text:p text:style-name="Table_20_Contents"><text:span text:style-name="Source_20_Text">  int</text:span> <text:span text:style-name="Source_20_Text">m = 1;</text:span></text:p>
                    <text:p text:style-name="Table_20_Contents"> </text:p>
                    <text:p text:style-name="Table_20_Contents"><text:span text:style-name="Source_20_Text">  /* Flip all the set bits until we find a 0 */</text:span></text:p>
                    <text:p text:style-name="Table_20_Contents"><text:span text:style-name="Source_20_Text">  while( x &amp; m )</text:span></text:p>
                    <text:p text:style-name="Table_20_Contents"><text:span text:style-name="Source_20_Text">  {</text:span></text:p>
                    <text:p text:style-name="Table_20_Contents"><text:span text:style-name="Source_20_Text">    x = x^m;</text:span></text:p>
                    <text:p text:style-name="Table_20_Contents"><text:span text:style-name="Source_20_Text">    m &lt;&lt;= 1;</text:span></text:p>
                    <text:p text:style-name="Table_20_Contents"><text:span text:style-name="Source_20_Text">  }</text:span></text:p>
                    <text:p text:style-name="Table_20_Contents"> </text:p>
                    <text:p text:style-name="Table_20_Contents"><text:span text:style-name="Source_20_Text">  /* flip the rightmost 0 bit */</text:span></text:p>
                    <text:p text:style-name="Table_20_Contents"><text:span text:style-name="Source_20_Text">  x = x^m;</text:span></text:p>
                    <text:p text:style-name="Table_20_Contents"><text:span text:style-name="Source_20_Text">  return</text:span> <text:span text:style-name="Source_20_Text">x;</text:span></text:p>
                    <text:p text:style-name="Table_20_Contents"><text:span text:style-name="Source_20_Text">}</text:span></text:p>
                  </table:table-cell>
                </table:table-row>
              </table:table>
            </text:section>
            <text:p text:style-name="P3"/>
            <text:p text:style-name="P3">You didnt understand Method 2. Understand it from the link.</text:p>
            <text:p text:style-name="P3"/>
            <text:h text:style-name="P8" text:outline-level="2">Program to count number of set bits in an (big) array</text:h>
            <text:p text:style-name="P3"/>
            <text:p text:style-name="P3">In the careerstack bit section.</text:p>
            <text:p text:style-name="P3"/>
            <text:h text:style-name="P8" text:outline-level="2">Swap two number without using extra variable and using XOR</text:h>
            <text:p text:style-name="P3"/>
            <text:p text:style-name="P3"><text:soft-page-break/></text:p>
            <text:p text:style-name="P10">X := X XOR Y</text:p>
            <text:p text:style-name="Preformatted_20_Text">Y := X XOR Y</text:p>
            <text:p text:style-name="P11">X := X XOR Y</text:p>
            <text:p text:style-name="P3">Proof for corre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Step</text:p>
                </table:table-cell>
                <table:table-cell table:style-name="Table2.A1" office:value-type="string">
                  <text:p text:style-name="Table_20_Heading">Operation</text:p>
                </table:table-cell>
                <table:table-cell table:style-name="Table2.A1" office:value-type="string">
                  <text:p text:style-name="Table_20_Heading">Register 1</text:p>
                </table:table-cell>
                <table:table-cell table:style-name="Table2.A1" office:value-type="string">
                  <text:p text:style-name="Table_20_Heading">Register 2</text:p>
                </table:table-cell>
              </table:table-row>
              <table:table-row>
                <table:table-cell table:style-name="Table2.A1" office:value-type="string">
                  <text:p text:style-name="Table_20_Contents">0</text:p>
                </table:table-cell>
                <table:table-cell table:style-name="Table2.A1" office:value-type="string">
                  <text:p text:style-name="Table_20_Contents">Initial value</text:p>
                </table:table-cell>
                <table:table-cell table:style-name="Table2.A1" office:value-type="string">
                  <text:p text:style-name="Table_20_Contents"><draw:frame draw:style-name="fr1" draw:name="graphics1" text:anchor-type="as-char" svg:width="0.1563in" svg:height="0.1457in" draw:z-index="0"><draw:image xlink:href="http://upload.wikimedia.org/math/a/7/7/a77d0cecfb9c509c3042ee0c6f8247e6.png" xlink:type="simple" xlink:show="embed" xlink:actuate="onLoad"/></draw:frame></text:p>
                </table:table-cell>
                <table:table-cell table:style-name="Table2.A1" office:value-type="string">
                  <text:p text:style-name="Table_20_Contents"><draw:frame draw:style-name="fr1" draw:name="graphics2" text:anchor-type="as-char" svg:width="0.1563in" svg:height="0.1457in" draw:z-index="1"><draw:image xlink:href="http://upload.wikimedia.org/math/3/4/6/3463b1d3345c5c85e6f74b77cf001df2.png" xlink:type="simple" xlink:show="embed" xlink:actuate="onLoad"/></draw:frame></text:p>
                </table:table-cell>
              </table:table-row>
              <table:table-row>
                <table:table-cell table:style-name="Table2.A1" office:value-type="string">
                  <text:p text:style-name="Table_20_Contents">1</text:p>
                </table:table-cell>
                <table:table-cell table:style-name="Table2.A1" office:value-type="string">
                  <text:p text:style-name="Table_20_Contents"><text:span text:style-name="Source_20_Text">R1 := R1 XOR R2</text:span></text:p>
                </table:table-cell>
                <table:table-cell table:style-name="Table2.A1" office:value-type="string">
                  <text:p text:style-name="Table_20_Contents"><draw:frame draw:style-name="fr1" draw:name="graphics3" text:anchor-type="as-char" svg:width="0.5626in" svg:height="0.1665in" draw:z-index="2"><draw:image xlink:href="http://upload.wikimedia.org/math/f/b/b/fbbbafb7e54ea704238fabf3bb6d3b14.png" xlink:type="simple" xlink:show="embed" xlink:actuate="onLoad"/></draw:frame></text:p>
                </table:table-cell>
                <table:table-cell table:style-name="Table2.A1" office:value-type="string">
                  <text:p text:style-name="Table_20_Contents"><draw:frame draw:style-name="fr1" draw:name="graphics4" text:anchor-type="as-char" svg:width="0.1563in" svg:height="0.1457in" draw:z-index="3"><draw:image xlink:href="http://upload.wikimedia.org/math/3/4/6/3463b1d3345c5c85e6f74b77cf001df2.png" xlink:type="simple" xlink:show="embed" xlink:actuate="onLoad"/></draw:frame></text:p>
                </table:table-cell>
              </table:table-row>
              <table:table-row>
                <table:table-cell table:style-name="Table2.A1" office:value-type="string">
                  <text:p text:style-name="Table_20_Contents">2</text:p>
                </table:table-cell>
                <table:table-cell table:style-name="Table2.A1" office:value-type="string">
                  <text:p text:style-name="Table_20_Contents"><text:span text:style-name="Source_20_Text">R2 := R1 XOR R2</text:span></text:p>
                </table:table-cell>
                <table:table-cell table:style-name="Table2.A1" office:value-type="string">
                  <text:p text:style-name="Table_20_Contents"><draw:frame draw:style-name="fr1" draw:name="graphics5" text:anchor-type="as-char" svg:width="0.5626in" svg:height="0.1665in" draw:z-index="4"><draw:image xlink:href="http://upload.wikimedia.org/math/f/b/b/fbbbafb7e54ea704238fabf3bb6d3b14.png" xlink:type="simple" xlink:show="embed" xlink:actuate="onLoad"/></draw:frame></text:p>
                </table:table-cell>
                <table:table-cell table:style-name="Table2.A1" office:value-type="string">
                  <text:p text:style-name="Table_20_Contents"><draw:frame draw:style-name="fr1" draw:name="graphics6" text:anchor-type="as-char" svg:width="2.4791in" svg:height="0.7709in" draw:z-index="5"><draw:image xlink:href="http://upload.wikimedia.org/math/c/3/a/c3ac5d99ba32ee0c714f408e86260d39.png" xlink:type="simple" xlink:show="embed" xlink:actuate="onLoad"/></draw:frame></text:p>
                </table:table-cell>
              </table:table-row>
              <table:table-row>
                <table:table-cell table:style-name="Table2.A1" office:value-type="string">
                  <text:p text:style-name="Table_20_Contents">3</text:p>
                </table:table-cell>
                <table:table-cell table:style-name="Table2.A1" office:value-type="string">
                  <text:p text:style-name="Table_20_Contents"><text:span text:style-name="Source_20_Text">R1 := R1 XOR R2</text:span></text:p>
                </table:table-cell>
                <table:table-cell table:style-name="Table2.A1" office:value-type="string">
                  <text:p text:style-name="Table_20_Contents"><draw:frame draw:style-name="fr1" draw:name="graphics7" text:anchor-type="as-char" svg:width="2.4689in" svg:height="1.0728in" draw:z-index="6"><draw:image xlink:href="http://upload.wikimedia.org/math/4/2/e/42ec688589543d21c2901576f9b8d494.png" xlink:type="simple" xlink:show="embed" xlink:actuate="onLoad"/></draw:frame></text:p>
                </table:table-cell>
                <table:table-cell table:style-name="Table2.A1" office:value-type="string">
                  <text:p text:style-name="Table_20_Contents"><draw:frame draw:style-name="fr1" draw:name="graphics8" text:anchor-type="as-char" svg:width="0.1563in" svg:height="0.1457in" draw:z-index="7"><draw:image xlink:href="http://upload.wikimedia.org/math/a/7/7/a77d0cecfb9c509c3042ee0c6f8247e6.png" xlink:type="simple" xlink:show="embed" xlink:actuate="onLoad"/></draw:frame></text:p>
                </table:table-cell>
              </table:table-row>
            </table:table>
            <text:p text:style-name="Text_20_body"><text:bookmark text:name="Linear_algebra_interpretation"/></text:p>
            <text:h text:style-name="P8" text:outline-level="2">Swap bits in a given number</text:h>
            <text:p text:style-name="P3"><text:span text:style-name="Strong_20_Emphasis">Examples</text:span>: </text:p>
            <text:p text:style-name="Preformatted_20_Text">Let p1 and p2 be the two given positions.</text:p>
            <text:p text:style-name="Preformatted_20_Text"/>
            <text:p text:style-name="Preformatted_20_Text">Example 1</text:p>
            <text:p text:style-name="Preformatted_20_Text">Input:</text:p>
            <text:p text:style-name="Preformatted_20_Text">x = 47 (00101111)</text:p>
            <text:p text:style-name="Preformatted_20_Text">p1 = 1 (Start from second bit from right side)</text:p>
            <text:p text:style-name="Preformatted_20_Text">p2 = 5 (Start from 6th bit from right side)</text:p>
            <text:p text:style-name="Preformatted_20_Text">n = 3 (No of bits to be swapped)</text:p>
            <text:p text:style-name="Preformatted_20_Text">Output:</text:p>
            <text:p text:style-name="Preformatted_20_Text">227 (11100011)</text:p>
            <text:p text:style-name="Preformatted_20_Text">The 3 bits starting from the second bit (from right side) are </text:p>
            <text:p text:style-name="P11">swapped with 3 bits starting from 6th position (from right side) </text:p>
            <text:p text:style-name="P3">Solution:</text:p>
            <text:p text:style-name="P3">Use the logic used to swap values of two variables.</text:p>
            <text:p text:style-name="P10">set1 and set2 are the portion which we are going to swap.</text:p>
            <text:p text:style-name="P10"/>
            <text:p text:style-name="P10">So binary representation of x is (set2)..(set1).. </text:p>
            <text:p text:style-name="P10">This portion might be overlapping but it doesnt matter. <text:s/></text:p>
            <text:p text:style-name="P10">Then we do xor and set in both the portion, rest of the bits will be 0.</text:p>
            <text:p text:style-name="P10"/>
            <text:p text:style-name="P10">xor = (set1^set2)000.00(set1^set2)0..00</text:p>
            <text:p text:style-name="P10"/>
            <text:p text:style-name="P10">Now do XOR with x so first portion will be (set1^set2)^set2 = set1</text:p>
            <text:p text:style-name="P10">and the second portion will be (set1^set2)^set1 = set2..</text:p>
            <text:p text:style-name="P10"/>
            <text:p text:style-name="P10"/>
            <text:p text:style-name="P10"/>
            <text:p text:style-name="P10"/>
            <text:p text:style-name="P10"><text:soft-page-break/>Steps are mentioned below :</text:p>
            <text:p text:style-name="P10"/>
            <text:p text:style-name="P10"/>
            <text:p text:style-name="P10">1) Move all bits of first set to rightmost side</text:p>
            <text:p text:style-name="Preformatted_20_Text"><text:s text:c="3"/>set1 = <text:s/>(x &gt;&gt; p1) &amp; ((1U &lt;&lt; n) - 1)</text:p>
            <text:p text:style-name="Preformatted_20_Text">2) Move all bits of second set to rightmost side</text:p>
            <text:p text:style-name="Preformatted_20_Text"><text:s text:c="3"/>set2 = <text:s/>(x &gt;&gt; p2) &amp; ((1U &lt;&lt; n) - 1)</text:p>
            <text:p text:style-name="Preformatted_20_Text">3) XOR the two sets of bits</text:p>
            <text:p text:style-name="Preformatted_20_Text"><text:s text:c="3"/>xor = (set1 ^ set2) </text:p>
            <text:p text:style-name="Preformatted_20_Text">4) Put the xor bits back to their original positions. </text:p>
            <text:p text:style-name="Preformatted_20_Text"><text:s text:c="3"/>xor = (xor &lt;&lt; p1) | (xor &lt;&lt; p2)</text:p>
            <text:p text:style-name="Preformatted_20_Text">5) Finally, XOR the xor with original number so </text:p>
            <text:p text:style-name="Preformatted_20_Text"><text:s text:c="3"/>that the two sets are swapped.</text:p>
            <text:p text:style-name="P11"><text:s text:c="3"/>result = x ^ xor</text:p>
            <text:h text:style-name="P8" text:outline-level="2">Smallest of three integers without comparison operators</text:h>
            <text:p text:style-name="P3">We can also use division operator to find minimum of two numbers. If value of (a/b) is zero, then b is greater than a, else a is greater.</text:p>
            <text:section text:style-name="Sect1" text:name="highlighter_703389">
              <table:table table:name="Table3" table:style-name="Table3">
                <table:table-column table:style-name="Table3.A"/>
                <table:table-row>
                  <table:table-cell table:style-name="Table3.A1" office:value-type="string">
                    <text:p text:style-name="Table_20_Contents"><text:span text:style-name="Source_20_Text">// Using division operator to find minimum of three numbers</text:span></text:p>
                    <text:p text:style-name="Table_20_Contents"><text:span text:style-name="Source_20_Text">int</text:span> <text:span text:style-name="Source_20_Text">smallest(int</text:span> <text:span text:style-name="Source_20_Text">x, int</text:span> <text:span text:style-name="Source_20_Text">y, int</text:span> <text:span text:style-name="Source_20_Text">z)</text:span></text:p>
                    <text:p text:style-name="Table_20_Contents"><text:span text:style-name="Source_20_Text">{</text:span></text:p>
                    <text:p text:style-name="Table_20_Contents"><text:span text:style-name="Source_20_Text">    if</text:span> <text:span text:style-name="Source_20_Text">(!(y/x)) // Same as "if (y &lt; x)"</text:span></text:p>
                    <text:p text:style-name="Table_20_Contents"><text:span text:style-name="Source_20_Text">        return</text:span> <text:span text:style-name="Source_20_Text">(!(y/z))? y : z;</text:span></text:p>
                    <text:p text:style-name="Table_20_Contents"><text:span text:style-name="Source_20_Text">    return</text:span> <text:span text:style-name="Source_20_Text">(!(x/z))? x : z;</text:span></text:p>
                    <text:p text:style-name="Table_20_Contents"><text:span text:style-name="Source_20_Text">}</text:span></text:p>
                  </table:table-cell>
                </table:table-row>
              </table:table>
            </text:section>
            <text:p text:style-name="P3"/>
            <text:p text:style-name="P3"/>
            <text:h text:style-name="P8" text:outline-level="2">Compute modulus division by a power-of-2-number</text:h>
            <text:p text:style-name="P1"><text:span text:style-name="Source_20_Text">unsigned int</text:span> <text:span text:style-name="Source_20_Text">getModulo(unsigned int</text:span> <text:span text:style-name="Source_20_Text">n, unsigned int</text:span> <text:span text:style-name="Source_20_Text">d)</text:span></text:p>
            <text:p text:style-name="Standard"><text:span text:style-name="Source_20_Text">{</text:span></text:p>
            <text:p text:style-name="Standard"><text:span text:style-name="Source_20_Text">  return</text:span> <text:span text:style-name="Source_20_Text">( n &amp; (d-1) );</text:span></text:p>
            <text:p text:style-name="Standard"><text:span text:style-name="Source_20_Text">}</text:span></text:p>
            <text:p text:style-name="P3"/>
            <text:h text:style-name="P8" text:outline-level="2">Find the two non-repeating elements in an array of repeating elements</text:h>
            <text:p text:style-name="P3">Given an array in which all numbers except two are repeated once. (i.e. we have 2n+2 numbers and n numbers are occurring twice and remaining two have occurred once). Find those two numbers in the most efficient way.</text:p>
            <text:p text:style-name="P3"/>
            <text:p text:style-name="P3">Solution :</text:p>
            <text:p text:style-name="P3">You should know this solution before checking it.</text:p>
            <text:p text:style-name="P3"/>
            <text:p text:style-name="P10">1) Get the XOR of all the elements.</text:p>
            <text:p text:style-name="Preformatted_20_Text"><text:s text:c="5"/>xor = 2^4^7^9^2^4 = 14 (1110)</text:p>
            <text:p text:style-name="Preformatted_20_Text">2) Get a number which has only one set bit of the xor. <text:s text:c="2"/></text:p>
            <text:p text:style-name="Preformatted_20_Text"><text:soft-page-break/><text:s text:c="3"/>Since we can easily get the rightmost set bit, let us use it.</text:p>
            <text:p text:style-name="Preformatted_20_Text"><text:s text:c="5"/>set_bit_no = xor &amp; ~(xor-1) = (1110) &amp; ~(1101) = 0010</text:p>
            <text:p text:style-name="Preformatted_20_Text"><text:s text:c="3"/>Now set_bit_no will have only set as rightmost set bit of xor.</text:p>
            <text:p text:style-name="Preformatted_20_Text">3) Now divide the elements in two sets and do xor of <text:s text:c="8"/></text:p>
            <text:p text:style-name="Preformatted_20_Text"><text:s text:c="3"/>elements in each set, and we get the non-repeating </text:p>
            <text:p text:style-name="Preformatted_20_Text"><text:s text:c="3"/>elements 7 and 9. Please see implementation for this <text:s text:c="2"/></text:p>
            <text:p text:style-name="P11"><text:s text:c="3"/>step.</text:p>
            <text:p text:style-name="P3"/>
            <text:h text:style-name="P8" text:outline-level="2">Count number of bits to be flipped to convert A to B</text:h>
            <text:p text:style-name="P3">You are given two numbers A and B. Write a program to count number of bits needed to be flipped to convert A to B. </text:p>
            <text:p text:style-name="P3"><text:span text:style-name="Strong_20_Emphasis">Solution:</text:span></text:p>
            <text:p text:style-name="Preformatted_20_Text"><text:s text:c="2"/>1. Calculate XOR of A and B. <text:s text:c="5"/></text:p>
            <text:p text:style-name="Preformatted_20_Text"><text:s text:c="8"/>a_xor_b = A ^ B</text:p>
            <text:p text:style-name="Preformatted_20_Text"><text:s text:c="2"/>2. Count the set bits in the above calculated XOR result.</text:p>
            <text:p text:style-name="P11"><text:s text:c="8"/>countSetBits(a_xor_b)</text:p>
            <text:p text:style-name="Text_20_body">XOR of two number will have set bits only at those places where A differs from B.</text:p>
            <text:p text:style-name="P3"/>
            <text:h text:style-name="P8" text:outline-level="2">Rotate bits of a number</text:h>
            <text:section text:style-name="Sect1" text:name="Section3">
              <text:p text:style-name="Text_20_body"><text:bookmark text:name="post-content1"/>Bit Rotation: A rotation (or circular shift) is an operation similar to shift except that the bits that fall off at one end are put back to the other end. <text:bookmark text:name="more-2626"/></text:p>
              <text:p text:style-name="Text_20_body">In left rotation, the bits that fall off at left end are put back at right end. </text:p>
              <text:p text:style-name="Text_20_body">In right rotation, the bits that fall off at right end are put back at left end.</text:p>
            </text:section>
            <text:p text:style-name="P3"/>
            <text:p text:style-name="P1"><text:span text:style-name="Source_20_Text">#define INT_BITS 32</text:span></text:p>
            <text:p text:style-name="Standard"> </text:p>
            <text:p text:style-name="Standard"><text:span text:style-name="Source_20_Text">/*Function to left rotate n by d bits*/</text:span></text:p>
            <text:p text:style-name="Standard"><text:span text:style-name="Source_20_Text">int</text:span> <text:span text:style-name="Source_20_Text">leftRotate(int</text:span> <text:span text:style-name="Source_20_Text">n, unsigned int</text:span> <text:span text:style-name="Source_20_Text">d)</text:span></text:p>
            <text:p text:style-name="Standard"><text:span text:style-name="Source_20_Text">{</text:span></text:p>
            <text:p text:style-name="Standard"><text:span text:style-name="Source_20_Text">   /* In n&lt;&lt;d, last d bits are 0. To put first 3 bits of n at </text:span></text:p>
            <text:p text:style-name="Standard"><text:span text:style-name="Source_20_Text">     last, do bitwise or of n&lt;&lt;d with n &gt;&gt;(INT_BITS - d) */</text:span></text:p>
            <text:p text:style-name="Standard"><text:span text:style-name="Source_20_Text">   return</text:span> <text:span text:style-name="Source_20_Text">(n &lt;&lt; d)|(n &gt;&gt; (INT_BITS - d));</text:span></text:p>
            <text:p text:style-name="Standard"><text:span text:style-name="Source_20_Text">}</text:span></text:p>
            <text:p text:style-name="Standard"> </text:p>
            <text:p text:style-name="Standard"><text:span text:style-name="Source_20_Text">/*Function to right rotate n by d bits*/</text:span></text:p>
            <text:p text:style-name="Standard"><text:span text:style-name="Source_20_Text">int</text:span> <text:span text:style-name="Source_20_Text">rightRotate(int</text:span> <text:span text:style-name="Source_20_Text">n, unsigned int</text:span> <text:span text:style-name="Source_20_Text">d)</text:span></text:p>
            <text:p text:style-name="Standard"><text:span text:style-name="Source_20_Text">{</text:span></text:p>
            <text:p text:style-name="Standard"><text:span text:style-name="Source_20_Text">   /* In n&gt;&gt;d, first d bits are 0. To put last 3 bits of at </text:span></text:p>
            <text:p text:style-name="Standard"><text:span text:style-name="Source_20_Text">     first, do bitwise or of n&gt;&gt;d with n &lt;&lt;(INT_BITS - d) */</text:span></text:p>
            <text:p text:style-name="Standard"><text:span text:style-name="Source_20_Text">   return</text:span> <text:span text:style-name="Source_20_Text">(n &gt;&gt; d)|(n &lt;&lt; (INT_BITS - d));</text:span></text:p>
            <text:p text:style-name="Standard"><text:span text:style-name="Source_20_Text">}</text:span></text:p>
            <text:p text:style-name="P3"/>
            <text:p text:style-name="P3"/>
            <text:h text:style-name="P8" text:outline-level="2"><text:soft-page-break/>Swap all odd and even bits</text:h>
            <text:section text:style-name="Sect1" text:name="Section4">
              <text:p text:style-name="Text_20_body"><text:bookmark text:name="post-content3"/>Given an unsigned integer, swap all odd bits with even bits. For example, if the given number is 23 (<text:span text:style-name="Strong_20_Emphasis">0</text:span>0<text:span text:style-name="Strong_20_Emphasis">0</text:span>1<text:span text:style-name="Strong_20_Emphasis">0</text:span>1<text:span text:style-name="Strong_20_Emphasis">1</text:span>1), it should be converted to 43 (0<text:span text:style-name="Strong_20_Emphasis">0</text:span>1<text:span text:style-name="Strong_20_Emphasis">0</text:span>1<text:span text:style-name="Strong_20_Emphasis">0</text:span>1<text:span text:style-name="Strong_20_Emphasis">1</text:span>). <text:bookmark text:name="more-115425"/>Every even position bit is swapped with adjacent bit on right side (even position bits are highlighted in binary representation of 23), and every odd position bit is swapped with adjacent on left side.</text:p>
            </text:section>
            <text:p text:style-name="P3">The solution assumes that input number is stored using 32 bits.</text:p>
            <text:p text:style-name="Text_20_body">Let the input number be x<text:line-break/>1) Get all even bits of x by doing bitwise and of x with 0xAAAAAAAA. The number <text:tab/>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3"/>
            <text:p text:style-name="P1"><text:span text:style-name="Source_20_Text">unsigned int</text:span> <text:span text:style-name="Source_20_Text">swapBits(unsigned int</text:span> <text:span text:style-name="Source_20_Text">x)</text:span></text:p>
            <text:p text:style-name="Standard"><text:span text:style-name="Source_20_Text">{</text:span></text:p>
            <text:p text:style-name="Standard"><text:span text:style-name="Source_20_Text">    // Get all even bits of x</text:span></text:p>
            <text:p text:style-name="Standard"><text:span text:style-name="Source_20_Text">    unsigned int</text:span> <text:span text:style-name="Source_20_Text">even_bits = x &amp; 0xAAAAAAAA; </text:span></text:p>
            <text:p text:style-name="Standard"> </text:p>
            <text:p text:style-name="Standard"><text:span text:style-name="Source_20_Text">    // Get all odd bits of x</text:span></text:p>
            <text:p text:style-name="Standard"><text:span text:style-name="Source_20_Text">    unsigned int</text:span> <text:span text:style-name="Source_20_Text">odd_bits  = x &amp; 0×55555555; </text:span></text:p>
            <text:p text:style-name="Standard"> </text:p>
            <text:p text:style-name="Standard"><text:span text:style-name="Source_20_Text">    even_bits &gt;&gt;= 1;  // Right shift even bits</text:span></text:p>
            <text:p text:style-name="Standard"><text:span text:style-name="Source_20_Text">    odd_bits &lt;&lt;= 1;   // Left shift odd bits</text:span></text:p>
            <text:p text:style-name="Standard"> </text:p>
            <text:p text:style-name="Standard"><text:span text:style-name="Source_20_Text">    return</text:span> <text:span text:style-name="Source_20_Text">(even_bits | odd_bits); // Combine even and odd bits</text:span></text:p>
            <text:p text:style-name="Standard"><text:span text:style-name="Source_20_Text">}</text:span></text:p>
            <text:p text:style-name="P3"/>
            <text:h text:style-name="P8" text:outline-level="2">Find position of the only set bit</text:h>
            <text:section text:style-name="Sect1" text:name="Section5">
              <text:p text:style-name="Text_20_body"><text:bookmark text:name="post-content4"/>Given a number having only one ’1′ and all other ’0′s in its binary representation, find position of the only set bit.<text:bookmark text:name="more-116297"/></text:p>
              <text:p text:style-name="Text_20_body">The idea is to start from rightmost bit and one by one check value of every bit. </text:p>
              <text:p text:style-name="Text_20_body"><text:span text:style-name="Strong_20_Emphasis">1) </text:span>If number is power of two then and then only its binary representation contains only one ’1′. That’s why check whether given number is power of 2 or not. If given number is not power of 2, then print error message and exit.</text:p>
              <text:p text:style-name="Text_20_body"><text:span text:style-name="Strong_20_Emphasis">2)</text:span> Initialize two variables; i = 1 (for looping) and pos = 1 (to find position of set bit)</text:p>
              <text:p text:style-name="Text_20_body"><text:span text:style-name="Strong_20_Emphasis">3)</text:span> Inside loop, do bitwise AND of i and number ‘N’. If value of this operation is true, then “pos” bit is set, so break the loop and return position. Otherwise, increment “pos” by 1 and left shift i by 1 and repeat the procedure. </text:p>
            </text:section>
            <text:p text:style-name="P3"/>
            <text:p text:style-name="P3"><text:bookmark text:name="menu"/></text:p>
            <text:section text:style-name="Sect1" text:name="Section6">
              <text:p text:style-name="Standard"><text:bookmark text:name="content"/></text:p>
              <text:section text:style-name="Sect1" text:name="Section7">
                <text:p text:style-name="Standard"><text:bookmark text:name="post"/></text:p>
                <text:section text:style-name="Sect1" text:name="post-683">
                  <text:h text:style-name="Heading_20_2" text:outline-level="2"><text:soft-page-break/>Check for Integer Overflow</text:h>
                  <text:section text:style-name="Sect1" text:name="Section8">
                    <text:p text:style-name="Text_20_body"><text:bookmark text:name="post-content5"/>Write a “C” function, int addOvf(int* result, int a, int b) If there is no overflow, the function places the resultant = sum a+b in “result” and returns 0. Otherwise it returns -1. The solution of casting to long and adding to find detecting the overflow is not allowed.</text:p>
                  </text:section>
                </text:section>
              </text:section>
            </text:section>
            <text:p text:style-name="P3"/>
            <text:p text:style-name="P1"><text:span text:style-name="Source_20_Text">int</text:span> <text:span text:style-name="Source_20_Text">addOvf(int* result, int</text:span> <text:span text:style-name="Source_20_Text">a, int</text:span> <text:span text:style-name="Source_20_Text">b)</text:span></text:p>
            <text:p text:style-name="Standard"><text:span text:style-name="Source_20_Text">{</text:span></text:p>
            <text:p text:style-name="Standard"><text:span text:style-name="Source_20_Text">   if( a &gt; INT_MAX - b)</text:span></text:p>
            <text:p text:style-name="Standard"><text:span text:style-name="Source_20_Text">     return</text:span> <text:span text:style-name="Source_20_Text">-1;</text:span></text:p>
            <text:p text:style-name="Standard"><text:span text:style-name="Source_20_Text">   else</text:span></text:p>
            <text:p text:style-name="Standard"><text:span text:style-name="Source_20_Text">   {</text:span></text:p>
            <text:p text:style-name="Standard"><text:span text:style-name="Source_20_Text">     *result = a + b;</text:span></text:p>
            <text:p text:style-name="Standard"><text:span text:style-name="Source_20_Text">      return</text:span> <text:span text:style-name="Source_20_Text">0;</text:span></text:p>
            <text:p text:style-name="Standard"><text:span text:style-name="Source_20_Text">   }</text:span></text:p>
            <text:p text:style-name="Standard"><text:span text:style-name="Source_20_Text">}</text:span></text:p>
            <text:p text:style-name="P3"/>
            <text:h text:style-name="P8" text:outline-level="2">Find the Number Occurring Odd Number of Times</text:h>
            <text:section text:style-name="Sect1" text:name="Section9">
              <text:p text:style-name="Text_20_body"><text:bookmark text:name="post-content6"/>Given an array of positive integers. All numbers occur even number of times except one number which occurs odd number of times. Find the number in O(n) time &amp; constant space.</text:p>
            </text:section>
            <text:p text:style-name="P3"><text:span text:style-name="Strong_20_Emphasis">Algorithm: </text:span><text:line-break/>Do bitwise XOR of all the elements. Finally we get the number which has odd occurrences. </text:p>
            <text:p text:style-name="P3"/>
            <text:h text:style-name="P8" text:outline-level="2">Write one line C function to find whether a no is power of two</text:h>
            <text:p text:style-name="P1"><text:span text:style-name="Source_20_Text">bool</text:span> <text:span text:style-name="Source_20_Text">isPowerOfTwo (int</text:span> <text:span text:style-name="Source_20_Text">x)</text:span></text:p>
            <text:p text:style-name="Standard"><text:span text:style-name="Source_20_Text">{</text:span></text:p>
            <text:p text:style-name="Standard"><text:span text:style-name="Source_20_Text">  /* First x in the below expression is for the case when x is 0 */</text:span></text:p>
            <text:p text:style-name="Standard"><text:span text:style-name="Source_20_Text">  return</text:span> <text:span text:style-name="Source_20_Text">x &amp;&amp; (!(x&amp;(x-1)));</text:span></text:p>
            <text:p text:style-name="Standard"><text:span text:style-name="Source_20_Text">}</text:span></text:p>
            <text:p text:style-name="P3"/>
            <text:p text:style-name="P3"/>
            <text:h text:style-name="P8" text:outline-level="2">Efficient way to multiply with 7</text:h>
            <text:section text:style-name="Sect1" text:name="Section10">
              <text:p text:style-name="Text_20_body"><text:bookmark text:name="post-content7"/>We can multiply a number by 7 using bitwise operator. First left shift the number by 3 bits (you will get 8n) then subtract the original numberfrom the shifted number and return the difference (8n – n).</text:p>
            </text:section>
            <text:p text:style-name="P1"><text:span text:style-name="Source_20_Text">int</text:span> <text:span text:style-name="Source_20_Text">multiplyBySeven(unsigned int</text:span> <text:span text:style-name="Source_20_Text">n)</text:span></text:p>
            <text:p text:style-name="Standard"><text:span text:style-name="Source_20_Text">{  </text:span></text:p>
            <text:p text:style-name="Standard"><text:span text:style-name="Source_20_Text">    /* Note the inner bracket here. This is needed </text:span></text:p>
            <text:p text:style-name="Standard"><text:span text:style-name="Source_20_Text">       because precedence of '-' operator is higher </text:span></text:p>
            <text:p text:style-name="Standard"><text:span text:style-name="Source_20_Text">       than '&lt;&lt;' */</text:span></text:p>
            <text:p text:style-name="Standard"><text:span text:style-name="Source_20_Text">    return</text:span> <text:span text:style-name="Source_20_Text">((n&lt;&lt;3) - n);</text:span></text:p>
            <text:p text:style-name="Standard"><text:span text:style-name="Source_20_Text">}</text:span></text:p>
            <text:p text:style-name="P3"/>
            <text:p text:style-name="P3"><text:soft-page-break/>The same logic can be extended to multiply with any (2^n – x).</text:p>
            <text:p text:style-name="P3"/>
            <text:h text:style-name="P8" text:outline-level="2">Write a C program to find the parity of an unsigned integer</text:h>
            <text:section text:style-name="Sect1" text:name="Section11">
              <text:p text:style-name="Text_20_body"><text:bookmark text:name="post-content8"/><text:span text:style-name="Strong_20_Emphasis">Parity:</text:span> Parity of a number refers to whether it contains an odd or even number of 1-bits. The number has “odd parity”, if it contains odd number of 1-bits and is “even parity” if it contains even number of 1-bits.</text:p>
            </text:section>
            <text:p text:style-name="P3"><text:span text:style-name="T4">Solution</text:span> :</text:p>
            <text:p text:style-name="P3">Count number of set bits and return the result accorindgly by doing %2.</text:p>
            <text:p text:style-name="P3"/>
            <text:h text:style-name="P8" text:outline-level="2">Write an Efficient Method to Check if a Number is Multiple of 3</text:h>
            <text:p text:style-name="P3">There is a pattern in binary representation of the number that can be used to find if number is a multiple of 3. If difference between count of odd set bits (Bits set at odd positions) and even set bits is multiple of 3 then is the number.</text:p>
            <text:p text:style-name="P3"/>
            <text:p text:style-name="P3"><text:span text:style-name="Strong_20_Emphasis">Proof:</text:span><text:line-break/>Above can be proved by taking the example of 11 in decimal numbers. (In this context 11 in decimal numbers is same as 3 in binary numbers)<text:line-break/>If difference between sum of odd digits and even digits is multiple of 11 then decimal number is multiple of 11. Let’s see how.</text:p>
            <text:p text:style-name="Text_20_body">Let’s take the example of 2 digit numbers in decimal<text:line-break/>AB = 11A -A + B = 11A + (B – A)<text:line-break/>So if (B – A) is a multiple of 11 then is AB.</text:p>
            <text:p text:style-name="Text_20_body">Let us take 3 digit numbers.</text:p>
            <text:p text:style-name="Text_20_body">ABC = 99A + A + 11B – B + C = (99A + 11B) + (A + C – B)<text:line-break/>So if (A + C – B) is a multiple of 11 then is (A+C-B)</text:p>
            <text:p text:style-name="Text_20_body">Let us take 4 digit numbers now.<text:line-break/>ABCD = 1001A + D + 11C – C + 999B + B – A<text:line-break/>= (1001A – 999B + 11C) + (D + B – A -C )<text:line-break/>So, if (B + D – A – C) is a multiple of 11 then is ABCD.</text:p>
            <text:p text:style-name="Text_20_body">This can be continued for all decimal numbers.<text:line-break/>Above concept can be proved for 3 in binary numbers in the same way.</text:p>
            <text:p text:style-name="P3">Above concept can be used for (b+1) where b is the base in the system.</text:p>
            <text:p text:style-name="P3"/>
            <text:p text:style-name="P3"><text:bookmark text:name="menu1"/></text:p>
            <text:section text:style-name="Sect1" text:name="Section12">
              <text:p text:style-name="Standard"><text:bookmark text:name="post1"/></text:p>
              <text:section text:style-name="Sect1" text:name="Section13">
                <text:section text:style-name="Sect1" text:name="post-475">
                  <text:h text:style-name="Heading_20_2" text:outline-level="2">Next Power of 2</text:h>
                  <text:section text:style-name="Sect1" text:name="Section14">
                    <text:p text:style-name="Text_20_body"><text:bookmark text:name="post-content9"/>Write a function that, for a given no n, finds a number p which is greater than or equal to n and is a power of 2. <text:bookmark text:name="more-475"/></text:p>
                    <text:p text:style-name="Preformatted_20_Text"><text:s text:c="4"/>IP 5</text:p>
                    <text:p text:style-name="P11"><text:soft-page-break/><text:s text:c="4"/>OP 8 <text:s text:c="4"/></text:p>
                  </text:section>
                </text:section>
              </text:section>
            </text:section>
            <text:p text:style-name="P3"><text:span text:style-name="Strong_20_Emphasis">Method 1(Using Log of the number)</text:span></text:p>
            <text:p text:style-name="Preformatted_20_Text"><text:s text:c="4"/>1. <text:s/>Calculate Position of set bit in p(next power of 2):</text:p>
            <text:p text:style-name="Preformatted_20_Text"><text:s text:c="8"/>pos = <text:s/>ceil(lgn) <text:s/>(ceiling of log n with base 2)</text:p>
            <text:p text:style-name="Preformatted_20_Text"><text:s text:c="4"/>2. <text:s/>Now calculate p:</text:p>
            <text:p text:style-name="P11"><text:s text:c="8"/>p <text:s text:c="2"/>= pow(2, pos) </text:p>
            <text:p text:style-name="P3"><text:span text:style-name="Strong_20_Emphasis">Method 2 (By getting the position of only set bit in result )</text:span></text:p>
            <text:p text:style-name="Preformatted_20_Text"><text:s text:c="4"/>/* If n is a power of 2 then return n */</text:p>
            <text:p text:style-name="Preformatted_20_Text"><text:s text:c="4"/>1 <text:s/>If (n &amp; !(n&amp;(n-1))) then return n </text:p>
            <text:p text:style-name="Preformatted_20_Text"><text:s text:c="4"/>2 <text:s/>Else keep right shifting n until it becomes zero </text:p>
            <text:p text:style-name="Preformatted_20_Text"><text:s text:c="8"/>and count no of shifts</text:p>
            <text:p text:style-name="Preformatted_20_Text"><text:s text:c="8"/>a. Initialize: count = 0</text:p>
            <text:p text:style-name="Preformatted_20_Text"><text:s text:c="8"/>b. While n ! = 0</text:p>
            <text:p text:style-name="Preformatted_20_Text"><text:s text:c="16"/>n = n&gt;&gt;1</text:p>
            <text:p text:style-name="Preformatted_20_Text"><text:s text:c="16"/>count = count + 1</text:p>
            <text:p text:style-name="Preformatted_20_Text"/>
            <text:p text:style-name="Preformatted_20_Text"><text:s text:c="5"/>/* Now count has the position of set bit in result */</text:p>
            <text:p text:style-name="P11"><text:s text:c="4"/>3 <text:s/>Return (1 &lt;&lt; count) <text:s/></text:p>
            <text:p text:style-name="P3"><text:span text:style-name="Strong_20_Emphasis">Method 3(Shift result one by one)</text:span><text:line-break/>This method is a variation of method 2 where instead of getting count, we shift the result one by one in a loop.</text:p>
            <text:section text:style-name="Sect1" text:name="highlighter_40102">
              <table:table table:name="Table4" table:style-name="Table4">
                <table:table-column table:style-name="Table4.A"/>
                <table:table-row>
                  <table:table-cell table:style-name="Table4.A1" office:value-type="string">
                    <text:p text:style-name="Table_20_Contents"><text:span text:style-name="Source_20_Text">unsigned int</text:span> <text:span text:style-name="Source_20_Text">nextPowerOf2(unsigned int</text:span> <text:span text:style-name="Source_20_Text">n)</text:span></text:p>
                    <text:p text:style-name="Table_20_Contents"><text:span text:style-name="Source_20_Text">{</text:span></text:p>
                    <text:p text:style-name="Table_20_Contents"><text:span text:style-name="Source_20_Text">    unsigned int</text:span> <text:span text:style-name="Source_20_Text">p = 1;</text:span></text:p>
                    <text:p text:style-name="Table_20_Contents"><text:span text:style-name="Source_20_Text">    if</text:span> <text:span text:style-name="Source_20_Text">(n &amp;&amp; !(n &amp; (n - 1)))</text:span></text:p>
                    <text:p text:style-name="Table_20_Contents"><text:span text:style-name="Source_20_Text">        return</text:span> <text:span text:style-name="Source_20_Text">n;</text:span></text:p>
                    <text:p text:style-name="Table_20_Contents"> </text:p>
                    <text:p text:style-name="Table_20_Contents"><text:span text:style-name="Source_20_Text">    while</text:span> <text:span text:style-name="Source_20_Text">(p &lt; n) </text:span></text:p>
                    <text:p text:style-name="Table_20_Contents"><text:span text:style-name="Source_20_Text">        p &lt;&lt;= 1;</text:span></text:p>
                    <text:p text:style-name="Table_20_Contents"><text:span text:style-name="Source_20_Text">    return</text:span> <text:span text:style-name="Source_20_Text">p;</text:span></text:p>
                    <text:p text:style-name="Table_20_Contents"><text:span text:style-name="Source_20_Text">}</text:span></text:p>
                  </table:table-cell>
                </table:table-row>
                <table:table-row>
                  <table:table-cell table:style-name="Table4.A1" office:value-type="string">
                    <text:p text:style-name="Table_20_Contents"/>
                  </table:table-cell>
                </table:table-row>
              </table:table>
            </text:section>
            <text:h text:style-name="P8" text:outline-level="2">Binary representation of a given number</text:h>
            <text:section text:style-name="Sect1" text:name="Section15">
              <text:p text:style-name="Text_20_body"><text:bookmark text:name="post-content10"/>Write a program to print Binary representation of a given number. </text:p>
            </text:section>
            <text:p text:style-name="P3">You can easily understand below logic which is iterative method.</text:p>
            <text:p text:style-name="P1"><text:span text:style-name="Source_20_Text">void</text:span> <text:span text:style-name="Source_20_Text">bin(unsigned n)</text:span></text:p>
            <text:p text:style-name="Standard"><text:span text:style-name="Source_20_Text">{</text:span></text:p>
            <text:p text:style-name="Standard"><text:span text:style-name="Source_20_Text">    unsigned i;</text:span></text:p>
            <text:p text:style-name="Standard"><text:span text:style-name="Source_20_Text">    for</text:span> <text:span text:style-name="Source_20_Text">(i = 1 &lt;&lt; 31; i &gt; 0; i = i / 2)</text:span></text:p>
            <text:p text:style-name="Standard"><text:span text:style-name="Source_20_Text">        (n &amp; i)? printf("1"): printf("0");</text:span></text:p>
            <text:p text:style-name="Standard"><text:span text:style-name="Source_20_Text">}</text:span></text:p>
            <text:p text:style-name="P3"/>
            <text:h text:style-name="P8" text:outline-level="2"/>
            <text:h text:style-name="P13" text:outline-level="2">Add two bit strings</text:h>
            <text:section text:style-name="Sect1" text:name="Section16">
              <text:p text:style-name="Text_20_body"><text:bookmark text:name="post-content11"/>Given two bit sequences as strings, write a function to return the addition of the two sequences. Bit strings can be of different lengths also. For example, if string 1 is “1100011″ and second string 2 is “10″, then the function should return “1100101″.<text:bookmark text:name="more-114535"/></text:p>
              <text:p text:style-name="Text_20_body">Since sizes of two strings may be different, we first make the size of smaller string equal to that of bigger string by adding leading 0s. </text:p>
              <text:p text:style-name="Text_20_body">After making sizes same, we one by one add bits from rightmost bit to leftmost bit. </text:p>
              <text:p text:style-name="Text_20_body">In every iteration, we need to sum 3 bits: 2 bits of 2 given strings and carry. The sum bit will be 1 if, either all of the 3 bits are set or one of them is set. So we can do XOR of all bits to find the sum bit. </text:p>
              <text:p text:style-name="Text_20_body">Carry will be 1 if any of the two bits is set. So we can find carry by taking OR of all pairs. </text:p>
              <text:p text:style-name="Text_20_body"><text:span text:style-name="Strong_20_Emphasis">1.</text:span> Make them equal sized by adding 0s at the begining of smaller string.<text:line-break/><text:span text:style-name="Strong_20_Emphasis">2. </text:span>Perform bit addition<text:line-break/>…..Boolean expression for adding 3 bits a, b, c<text:line-break/>…..Sum = a XOR b XOR c<text:line-break/>…..Carry = (a AND b) OR ( b AND c ) OR ( c AND a )</text:p>
            </text:section>
            <text:p text:style-name="P3"/>
            <text:h text:style-name="P8" text:outline-level="2">Next higher number with same number of set bits</text:h>
            <text:p text:style-name="P3">Given a number x, find next number with same number of 1 bits in it’s binary representation.<text:bookmark text:name="more-10375"/></text:p>
            <text:p text:style-name="Text_20_body">For example, consider x = 12, whose binary representation is 1100 (excluding leading zeros on 32 bit machine). It contains two logic 1 bits. The next higher number with two logic 1 bits is 17 (10001<text:span text:style-name="T5">2</text:span>).</text:p>
            <text:p text:style-name="Text_20_body"><text:span text:style-name="Strong_20_Emphasis">Algorithm:</text:span></text:p>
            <text:p text:style-name="Text_20_body">When we observe the binary sequence from 0 to 2<text:span text:style-name="T6">n</text:span> – 1 (n is # of bits), right most bits (least significant) vary rapidly than left most bits. The idea is to find right most string of 1′s in x, and shift the pattern to right extreme, except the left most bit in the pattern. Shift the left most bit in the pattern (omitted bit) to left part of x by one position. An example makes it more clear,</text:p>
            <text:p text:style-name="P11">x = 156</text:p>
            <text:p text:style-name="P6">10</text:p>
            <text:p text:style-name="P11">x = 10011100</text:p>
            <text:p text:style-name="P6">(2)</text:p>
            <text:p text:style-name="Preformatted_20_Text">10011100</text:p>
            <text:p text:style-name="Preformatted_20_Text">00011100 - right most string of 1's in x</text:p>
            <text:p text:style-name="Preformatted_20_Text">00000011 - right shifted pattern except left most bit ------&gt; [A]</text:p>
            <text:p text:style-name="Preformatted_20_Text">00010000 - isolated left most bit of right most 1's pattern</text:p>
            <text:p text:style-name="Preformatted_20_Text">00100000 - shiftleft-ed the isolated bit by one position ------&gt; [B]</text:p>
            <text:p text:style-name="Preformatted_20_Text">10000000 - left part of x, excluding right most 1's pattern ------&gt; [C]</text:p>
            <text:p text:style-name="Preformatted_20_Text">10100000 - add B and C (OR operation) ------&gt; [D]</text:p>
            <text:p text:style-name="P11">10100011 - add A and D which is required number 163</text:p>
            <text:p text:style-name="P3"><text:span text:style-name="Strong_20_Emphasis">Program Design:</text:span></text:p>
            <text:p text:style-name="Text_20_body">We need to note few facts of binary numbers. The expression x &amp; -x will isolate right most set bit in <text:soft-page-break/>x (ensuring x will use 2′s complement form for negative numbers). If we add the result to x, right most string of 1′s in x will be reset, and the immediate ’0′ left to this pattern of 1′s will be set, which is part [B] of above explanation. For example if x = 156, x &amp; -x will result in 00000100, adding this result to x yields 10100000 (see part D). We left with the right shifting part of pattern of 1′s (part A of above explanation).</text:p>
            <text:p text:style-name="Text_20_body">There are different ways to achieve part A. Right shifting is essentially a division operation. What should be our divisor? Clearly, it should be multiple of 2 (avoids 0.5 error in right shifting), and it should shift the right most 1′s pattern to right extreme. The expression (x &amp; -x) will serve the purpose of divisor. An EX-OR operation between the number X and expression which is used to reset right most bits, will isolate the rightmost 1′s pattern.</text:p>
            <text:p text:style-name="P1"><text:span text:style-name="Source_20_Text">typedef</text:span> <text:span text:style-name="Source_20_Text">unsigned int</text:span> <text:span text:style-name="Source_20_Text">uint_t;</text:span></text:p>
            <text:p text:style-name="Standard"> </text:p>
            <text:p text:style-name="Standard"><text:span text:style-name="Source_20_Text">// this function returns next higher number with same number of set bits as x.</text:span></text:p>
            <text:p text:style-name="Standard"><text:span text:style-name="Source_20_Text">uint_t snoob(uint_t x)</text:span></text:p>
            <text:p text:style-name="Standard"><text:span text:style-name="Source_20_Text">{</text:span></text:p>
            <text:p text:style-name="Standard"> </text:p>
            <text:p text:style-name="Standard"><text:span text:style-name="Source_20_Text">  uint_t rightOne;</text:span></text:p>
            <text:p text:style-name="Standard"><text:span text:style-name="Source_20_Text">  uint_t nextHigherOneBit;</text:span></text:p>
            <text:p text:style-name="Standard"><text:span text:style-name="Source_20_Text">  uint_t rightOnesPattern;</text:span></text:p>
            <text:p text:style-name="Standard"> </text:p>
            <text:p text:style-name="Standard"><text:span text:style-name="Source_20_Text">  uint_t next = 0;</text:span></text:p>
            <text:p text:style-name="Standard"> </text:p>
            <text:p text:style-name="Standard"><text:span text:style-name="Source_20_Text">  if(x)</text:span></text:p>
            <text:p text:style-name="Standard"><text:span text:style-name="Source_20_Text">  {</text:span></text:p>
            <text:p text:style-name="Standard"> </text:p>
            <text:p text:style-name="Standard"><text:span text:style-name="Source_20_Text">    // right most set bit</text:span></text:p>
            <text:p text:style-name="Standard"><text:span text:style-name="Source_20_Text">    rightOne = x &amp; -(signed)x;</text:span></text:p>
            <text:p text:style-name="Standard"> </text:p>
            <text:p text:style-name="Standard"><text:span text:style-name="Source_20_Text">    // reset the pattern and set next higher bit</text:span></text:p>
            <text:p text:style-name="Standard"><text:span text:style-name="Source_20_Text">    // left part of x will be here</text:span></text:p>
            <text:p text:style-name="Standard"><text:span text:style-name="Source_20_Text">    nextHigherOneBit = x + rightOne;</text:span></text:p>
            <text:p text:style-name="Standard"> </text:p>
            <text:p text:style-name="Standard"><text:span text:style-name="Source_20_Text">    // nextHigherOneBit is now part [D] of the above explanation.</text:span></text:p>
            <text:p text:style-name="Standard"> </text:p>
            <text:p text:style-name="Standard"><text:span text:style-name="Source_20_Text">    // isolate the pattern</text:span></text:p>
            <text:p text:style-name="Standard"><text:span text:style-name="Source_20_Text">    rightOnesPattern = x ^ nextHigherOneBit;</text:span></text:p>
            <text:p text:style-name="Standard"> </text:p>
            <text:p text:style-name="Standard"><text:span text:style-name="Source_20_Text">    // right adjust pattern</text:span></text:p>
            <text:p text:style-name="Standard"><text:span text:style-name="Source_20_Text">    rightOnesPattern = (rightOnesPattern)/rightOne;</text:span></text:p>
            <text:p text:style-name="Standard"> </text:p>
            <text:p text:style-name="Standard"><text:span text:style-name="Source_20_Text">    // correction factor</text:span></text:p>
            <text:p text:style-name="Standard"><text:span text:style-name="Source_20_Text">    rightOnesPattern &gt;&gt;= 2;</text:span></text:p>
            <text:p text:style-name="Standard"> </text:p>
            <text:p text:style-name="Standard"><text:span text:style-name="Source_20_Text">    // rightOnesPattern is now part [A] of the above explanation.</text:span></text:p>
            <text:p text:style-name="Standard"> </text:p>
            <text:p text:style-name="Standard"><text:span text:style-name="Source_20_Text">    // integrate new pattern (Add [D] and [A])</text:span></text:p>
            <text:p text:style-name="Standard"><text:span text:style-name="Source_20_Text">    next = nextHigherOneBit | rightOnesPattern;</text:span></text:p>
            <text:p text:style-name="Standard"><text:span text:style-name="Source_20_Text">  }</text:span></text:p>
            <text:p text:style-name="Standard"> </text:p>
            <text:p text:style-name="Standard"><text:span text:style-name="Source_20_Text">  return</text:span> <text:span text:style-name="Source_20_Text">next;</text:span></text:p>
            <text:p text:style-name="Standard"><text:soft-page-break/><text:span text:style-name="Source_20_Text">}</text:span></text:p>
            <text:p text:style-name="P3"/>
            <text:p text:style-name="P3"><text:span text:style-name="Strong_20_Emphasis">Variations:</text:span></text:p>
            <text:list xml:id="list698613693" text:style-name="L1">
              <text:list-item>
                <text:p text:style-name="P17">Write a program to find a number immediately smaller than given, with same number of logic 1 bits? (Pretty simple) </text:p>
              </text:list-item>
              <text:list-item>
                <text:p text:style-name="P15">How to count or generate the subsets available in the given set? </text:p>
              </text:list-item>
            </text:list>
            <text:p text:style-name="P3"/>
            <text:h text:style-name="P8" text:outline-level="2">Position of rightmost set bit</text:h>
            <text:p text:style-name="P3"/>
            <text:p text:style-name="P10"><text:span text:style-name="Strong_20_Emphasis">Algorithm: </text:span>(Example 18(010010))</text:p>
            <text:p text:style-name="Preformatted_20_Text"/>
            <text:p text:style-name="Preformatted_20_Text">1. Take two's complement of the given no as all bits are reverted</text:p>
            <text:p text:style-name="Preformatted_20_Text">except the first '1' from right to left (10111)</text:p>
            <text:p text:style-name="Preformatted_20_Text"/>
            <text:p text:style-name="Preformatted_20_Text">2 <text:s/>Do an bit-wise &amp; with original no, this will return no with the</text:p>
            <text:p text:style-name="Preformatted_20_Text">required one only (00010)</text:p>
            <text:p text:style-name="Preformatted_20_Text"/>
            <text:p text:style-name="Preformatted_20_Text">3 <text:s/>Take the log2 of the no, you will get position -1 (1)</text:p>
            <text:p text:style-name="Preformatted_20_Text"/>
            <text:p text:style-name="P11">4 <text:s/>Add 1 (2)</text:p>
            <text:p text:style-name="P1"><text:span text:style-name="Source_20_Text">unsigned int</text:span> <text:span text:style-name="Source_20_Text">getFirstSetBitPos(int</text:span> <text:span text:style-name="Source_20_Text">n)</text:span></text:p>
            <text:p text:style-name="Standard"><text:span text:style-name="Source_20_Text">{</text:span></text:p>
            <text:p text:style-name="Standard"><text:span text:style-name="Source_20_Text">   return</text:span> <text:span text:style-name="Source_20_Text">log2(n&amp;-n)+1;</text:span></text:p>
            <text:p text:style-name="Standard"><text:span text:style-name="Source_20_Text">}</text:span></text:p>
            <text:p text:style-name="P3"/>
            <text:h text:style-name="P8" text:outline-level="2"/>
            <text:h text:style-name="P8" text:outline-level="2"/>
            <text:h text:style-name="P13" text:outline-level="2">Write an Efficient C Program to Reverse Bits of a Number</text:h>
            <text:p text:style-name="P3">The idea is to keep putting set bits of the num in reverse_num until num becomes zero. After num becomes zero, shift the remaining bits of reverse_num.</text:p>
            <text:p text:style-name="Text_20_body">Let num is stored using 8 bits and num be 00000110. After the loop you will get reverse_num as 00000011. Now you need to left shift reverse_num 5 more times and you get the exact reverse 01100000.</text:p>
            <text:section text:style-name="Sect1" text:name="highlighter_709052">
              <table:table table:name="Table5" table:style-name="Table5">
                <table:table-column table:style-name="Table5.A"/>
                <table:table-row>
                  <table:table-cell table:style-name="Table5.A1" office:value-type="string">
                    <text:p text:style-name="Table_20_Contents"><text:span text:style-name="Source_20_Text">unsigned int</text:span> <text:span text:style-name="Source_20_Text">reverseBits(unsigned int</text:span> <text:span text:style-name="Source_20_Text">num)</text:span></text:p>
                    <text:p text:style-name="Table_20_Contents"><text:span text:style-name="Source_20_Text">{</text:span></text:p>
                    <text:p text:style-name="Table_20_Contents"><text:span text:style-name="Source_20_Text"><text:s text:c="4"/>// counting the number of bits in the system</text:span></text:p>
                    <text:p text:style-name="Table_20_Contents"><text:span text:style-name="Source_20_Text">    unsigned int</text:span> <text:span text:style-name="Source_20_Text">count = sizeof(num) * 8 - 1;</text:span></text:p>
                    <text:p text:style-name="Table_20_Contents"><text:span text:style-name="Source_20_Text">    unsigned int</text:span> <text:span text:style-name="Source_20_Text">reverse_num = num;</text:span></text:p>
                    <text:p text:style-name="Table_20_Contents"><text:span text:style-name="Source_20_Text">    </text:span> </text:p>
                    <text:p text:style-name="Table_20_Contents"><text:span text:style-name="Source_20_Text">    num &gt;&gt;= 1; </text:span></text:p>
                    <text:p text:style-name="Table_20_Contents"><text:span text:style-name="Source_20_Text">    while(num)</text:span></text:p>
                    <text:p text:style-name="Table_20_Contents"><text:span text:style-name="Source_20_Text">    {</text:span></text:p>
                    <text:p text:style-name="Table_20_Contents"><text:span text:style-name="Source_20_Text">       reverse_num &lt;&lt;= 1;       </text:span></text:p>
                    <text:p text:style-name="Table_20_Contents"><text:span text:style-name="Source_20_Text">       reverse_num |= num &amp; 1; // (num &amp; 1) gives last bit of num</text:span></text:p>
                    <text:p text:style-name="Table_20_Contents"><text:span text:style-name="Source_20_Text">       num &gt;&gt;= 1;</text:span></text:p>
                    <text:p text:style-name="Table_20_Contents"><text:span text:style-name="Source_20_Text">       count--;</text:span></text:p>
                    <text:p text:style-name="Table_20_Contents"><text:span text:style-name="Source_20_Text">    }</text:span></text:p>
                    <text:p text:style-name="Table_20_Contents"><text:span text:style-name="Source_20_Text">    reverse_num &lt;&lt;= count;</text:span></text:p>
                    <text:p text:style-name="Table_20_Contents"><text:span text:style-name="Source_20_Text">    return</text:span> <text:span text:style-name="Source_20_Text">reverse_num;</text:span></text:p>
                    <text:p text:style-name="Table_20_Contents"><text:span text:style-name="Source_20_Text">}</text:span></text:p>
                  </table:table-cell>
                </table:table-row>
                <table:table-row>
                  <table:table-cell table:style-name="Table5.A1" office:value-type="string">
                    <text:p text:style-name="Table_20_Contents"/>
                  </table:table-cell>
                </table:table-row>
              </table:table>
            </text:section>
            <text:h text:style-name="P8" text:outline-level="2">Write your own strcmp that ignores cases</text:h>
            <text:p text:style-name="P14">December 19, 2012</text:p>
            <text:section text:style-name="Sect1" text:name="Section17">
              <text:p text:style-name="Text_20_body"><text:bookmark text:name="post-content12"/>Write a modified strcmp function which ignores cases and returns -1 if s1 &lt; s2, 0 if s1 = s2, else returns 1. For example, your strcmp should consider "GeeksforGeeks" and "geeksforgeeks" as same string.</text:p>
              <text:p text:style-name="Text_20_body">Following solution assumes that characters are represented using ASCII representation, i.e., codes for ‘a’, ‘b’, ‘c’, … ‘z’ are 97, 98, 99, … 122 respectively. And codes for ‘A’, “B”, ‘C’, … ‘Z’ are 65, 66, … 95 respectively. </text:p>
            </text:section>
            <text:p text:style-name="P1"><text:span text:style-name="Source_20_Text"/></text:p>
            <text:p text:style-name="P1"><text:span text:style-name="Source_20_Text">int</text:span> <text:span text:style-name="Source_20_Text">ic_strcmp(char</text:span> <text:span text:style-name="Source_20_Text">*s1, char</text:span> <text:span text:style-name="Source_20_Text">*s2)</text:span></text:p>
            <text:p text:style-name="Standard"><text:span text:style-name="Source_20_Text">{</text:span></text:p>
            <text:p text:style-name="Standard"><text:span text:style-name="Source_20_Text">    int</text:span> <text:span text:style-name="Source_20_Text">i;</text:span></text:p>
            <text:p text:style-name="Standard"><text:span text:style-name="Source_20_Text">    for</text:span> <text:span text:style-name="Source_20_Text">(i = 0; s1[i] &amp;&amp; s2[i]; ++i)</text:span></text:p>
            <text:p text:style-name="Standard"><text:span text:style-name="Source_20_Text">    {</text:span></text:p>
            <text:p text:style-name="Standard"><text:span text:style-name="Source_20_Text">        /* If characters are same or inverting the 6th bit makes them same because the difference in ascii is 32.. */</text:span></text:p>
            <text:p text:style-name="Standard"><text:span text:style-name="Source_20_Text">        if</text:span> <text:span text:style-name="Source_20_Text">(s1[i] == s2[i] || (s1[i] ^ 32) == s2[i])</text:span></text:p>
            <text:p text:style-name="Standard"><text:span text:style-name="Source_20_Text">           continue;</text:span></text:p>
            <text:p text:style-name="Standard"><text:span text:style-name="Source_20_Text">        else</text:span></text:p>
            <text:p text:style-name="Standard"><text:span text:style-name="Source_20_Text">           break;</text:span></text:p>
            <text:p text:style-name="Standard"><text:span text:style-name="Source_20_Text">    }</text:span></text:p>
            <text:p text:style-name="Standard"> </text:p>
            <text:p text:style-name="Standard"><text:soft-page-break/><text:span text:style-name="Source_20_Text">    /* Compare the last (or first mismatching in case of not same) </text:span><text:span text:style-name="Source_20_Text">characters */</text:span></text:p>
            <text:p text:style-name="Standard"><text:span text:style-name="Source_20_Text">    if</text:span> <text:span text:style-name="Source_20_Text">(s1[i] == s2[i])</text:span></text:p>
            <text:p text:style-name="Standard"><text:span text:style-name="Source_20_Text">        return</text:span> <text:span text:style-name="Source_20_Text">0;</text:span></text:p>
            <text:p text:style-name="Standard"><text:span text:style-name="Source_20_Text">    if</text:span> <text:span text:style-name="Source_20_Text">((s1[i]|32) &lt; (s2[i]|32)) //Set the 6th bit in both, then compare</text:span></text:p>
            <text:p text:style-name="Standard"><text:span text:style-name="Source_20_Text">        return</text:span> <text:span text:style-name="Source_20_Text">-1;</text:span></text:p>
            <text:p text:style-name="Standard"><text:span text:style-name="Source_20_Text">    return</text:span> <text:span text:style-name="Source_20_Text">1;</text:span></text:p>
            <text:p text:style-name="Standard"><text:span text:style-name="Source_20_Text">}</text:span></text:p>
            <text:p text:style-name="P3"/>
            <text:p text:style-name="P3"/>
            <text:h text:style-name="P8" text:outline-level="2">Compute the minimum or maximum of two integers without branching</text:h>
            <text:p text:style-name="P3"/>
            <text:p text:style-name="P3"><text:span text:style-name="Strong_20_Emphasis">Method 1(Use XOR and comparison operator)</text:span></text:p>
            <text:p text:style-name="Text_20_body">Minimum of x and y will be </text:p>
            <text:p text:style-name="P11">y ^ ((x ^ y) &amp; -(x &lt; y))</text:p>
            <text:p text:style-name="Text_20_body">It works because if x &lt; y, then -(x &lt; y) will be all ones, so r = y ^ (x ^ y) &amp; ~0 = y ^ x ^ y = x. Otherwise, if x &gt;= y, then -(x &lt; y) will be all zeros, so r = y ^ ((x ^ y) &amp; 0) = y. On some machines, evaluating (x &lt; y) as 0 or 1 requires a branch instruction, so there may be no advantage.</text:p>
            <text:p text:style-name="Text_20_body">To find the maximum, use </text:p>
            <text:p text:style-name="P11">x ^ ((x ^ y) &amp; -(x &lt; y));</text:p>
            <text:p text:style-name="P3"><text:span text:style-name="Strong_20_Emphasis">Method 2(Use subtraction and shift)</text:span><text:line-break/>If we know that </text:p>
            <text:p text:style-name="P11">INT_MIN &lt;= (x - y) &lt;= INT_MAX</text:p>
            <text:p text:style-name="Text_20_body">, then we can use the following, which are faster because (x - y) only needs to be evaluated once. </text:p>
            <text:p text:style-name="Text_20_body">Minimum of x and y will be </text:p>
            <text:p text:style-name="P11">y + ((x - y) &amp; ((x - y) &gt;&gt;(sizeof(int) * CHAR_BIT - 1)))</text:p>
            <text:p text:style-name="Text_20_body">This method shifts the subtraction of x and y by 31 (if size of integer is 32). If (x-y) is smaller than 0, then (x -y)&gt;&gt;31 will be 1. If (x-y) is greater than or equal to 0, then (x -y)&gt;&gt;31 will be 0.<text:line-break/>So if x &gt;= y, we get minimum as y + (x-y)&amp;0 which is y.<text:line-break/>If x &lt; y, we get minimum as y + (x-y)&amp;1 which is x.</text:p>
            <text:p text:style-name="Text_20_body">Similarly, to find the maximum use </text:p>
            <text:p text:style-name="P11">x - ((x - y) &amp; ((x - y) &gt;&gt; (sizeof(int) * CHAR_BIT - 1)))</text:p>
            <text:p text:style-name="P3"><text:span text:style-name="T1">Note</text:span> that the 1989 ANSI C specification doesn't specify the result of signed right-shift, so above method is not portable. If exceptions are thrown on overflows, then the values of x and y should be unsigned or cast to unsigned for the subtractions to avoid unnecessarily throwing an exception, however the right-shift needs a signed operand to produce all one bits when negative, so cast to signed there.</text:p>
            <text:p text:style-name="P3"/>
            <text:h text:style-name="P8" text:outline-level="2"><text:soft-page-break/>Compute the integer absolute value (abs) without branching</text:h>
            <text:p text:style-name="P3"/>
            <text:p text:style-name="P3">We need not to do anything if a number is positive. We want to change only negative numbers. Since negative numbers are stored in <text:a xlink:type="simple" xlink:href="http://en.wikipedia.org/wiki/Two%27s_complement">2′s complement</text:a> form, to get the absolute value of a negative number we have to toggle bits of the number and add 1 to the result.<text:bookmark text:name="more-2648"/></text:p>
            <text:p text:style-name="Text_20_body">For example -2 in a 8 bit system is stored as follows 1 1 1 1 1 1 1 0 where leftmost bit is the sign bit. To get the absolute value of a negative number, we have to toggle all bits and add 1 to the toggled number i.e, 0 0 0 0 0 0 0 1 + 1 will give the absolute value of 1 1 1 1 1 1 1 0. Also remember, we need to do these operations only if the number is negative (sign bit is set).</text:p>
            <text:p text:style-name="P1"><text:span text:style-name="Source_20_Text">unsigned int</text:span> <text:span text:style-name="Source_20_Text">getAbs(int</text:span> <text:span text:style-name="Source_20_Text">n)</text:span></text:p>
            <text:p text:style-name="Standard"><text:span text:style-name="Source_20_Text">{</text:span></text:p>
            <text:p text:style-name="Standard"><text:span text:style-name="Source_20_Text">   int</text:span> <text:span text:style-name="Source_20_Text">const</text:span> <text:span text:style-name="Source_20_Text">mask = n &gt;&gt; (sizeof(int) * CHAR_BIT - 1);</text:span></text:p>
            <text:p text:style-name="Standard"><text:span text:style-name="Source_20_Text">   return</text:span> <text:span text:style-name="Source_20_Text">(n^mask)+1;</text:span></text:p>
            <text:p text:style-name="Standard"><text:span text:style-name="Source_20_Text">}</text:span></text:p>
            <text:p text:style-name="Standard"><text:span text:style-name="Source_20_Text"/></text:p>
            <text:p text:style-name="Standard"><text:span text:style-name="Source_20_Text"><text:span text:style-name="T1">Another method is</text:span></text:span><text:span text:style-name="Source_20_Text"> :</text:span></text:p>
            <text:p text:style-name="Text_20_body"><text:span text:style-name="Source_20_Text"/></text:p>
            <text:p text:style-name="Text_20_body"><text:span text:style-name="Source_20_Text">1) Set the mask as right shift of integer by 31 (assuming integers are stored using 32 bits). </text:span></text:p>
            <text:p text:style-name="P11"><text:s/>mask = n&gt;&gt;31 </text:p>
            <text:p text:style-name="Text_20_body">2) For negative numbers, above step sets mask as 1 1 1 1 1 1 1 1 and 0 0 0 0 0 0 0 0 for positive numbers. Add the mask to the given number.</text:p>
            <text:p text:style-name="P11"><text:s/>mask + n </text:p>
            <text:p text:style-name="Text_20_body">3) XOR of mask +n and mask gives the absolute value. </text:p>
            <text:p text:style-name="P11"><text:s/>(mask + n)^mask </text:p>
            <text:p text:style-name="Standard"><text:span text:style-name="Source_20_Text"/></text:p>
            <text:h text:style-name="Heading_20_2" text:outline-level="2"><text:span text:style-name="Source_20_Text">Smallest of three integers without comparison operators</text:span></text:h>
            <text:p text:style-name="Standard"><text:span text:style-name="Source_20_Text"/></text:p>
            <text:p text:style-name="Standard"><text:span text:style-name="Source_20_Text">Once we have functionality to find minimum of 2 numbers, we can use this to find minimum of 3 numbers.</text:span></text:p>
            <text:p text:style-name="Standard"><text:span text:style-name="Source_20_Text"/></text:p>
            <text:p text:style-name="Standard"><text:span text:style-name="Source_20_Text">/*Function to find minimum of x and y*/</text:span></text:p>
            <text:p text:style-name="Standard"><text:span text:style-name="Source_20_Text">int</text:span> <text:span text:style-name="Source_20_Text">min(int</text:span> <text:span text:style-name="Source_20_Text">x, int</text:span> <text:span text:style-name="Source_20_Text">y)</text:span></text:p>
            <text:p text:style-name="Standard"><text:span text:style-name="Source_20_Text">{</text:span></text:p>
            <text:p text:style-name="Standard"><text:span text:style-name="Source_20_Text">  return</text:span>  <text:span text:style-name="Source_20_Text">y + ((x - y) &amp; ((x - y) &gt;&gt;</text:span></text:p>
            <text:p text:style-name="Standard"><text:span text:style-name="Source_20_Text">            (sizeof(int) * CHAR_BIT - 1)));</text:span></text:p>
            <text:p text:style-name="Standard"><text:span text:style-name="Source_20_Text">}</text:span></text:p>
            <text:p text:style-name="Standard"> </text:p>
            <text:p text:style-name="Standard"><text:span text:style-name="Source_20_Text">/* Function to find minimum of 3 numbers x, y and z*/</text:span></text:p>
            <text:p text:style-name="Standard"><text:span text:style-name="Source_20_Text">int</text:span> <text:span text:style-name="Source_20_Text">smallest(int</text:span> <text:span text:style-name="Source_20_Text">x, int</text:span> <text:span text:style-name="Source_20_Text">y, int</text:span> <text:span text:style-name="Source_20_Text">z)</text:span></text:p>
            <text:p text:style-name="Standard"><text:span text:style-name="Source_20_Text">{</text:span></text:p>
            <text:p text:style-name="Standard"><text:span text:style-name="Source_20_Text">    return</text:span> <text:span text:style-name="Source_20_Text">min(x, min(y, z));</text:span></text:p>
            <text:p text:style-name="Standard"><text:soft-page-break/><text:span text:style-name="Source_20_Text">}</text:span></text:p>
            <text:p text:style-name="Standard"><text:span text:style-name="Source_20_Text"/></text:p>
            <text:p text:style-name="P4">Another method is using division : </text:p>
            <text:p text:style-name="P2"><text:span text:style-name="Source_20_Text"><text:span text:style-name="T7">int</text:span></text:span><text:span text:style-name="T7"> </text:span><text:span text:style-name="Source_20_Text"><text:span text:style-name="T7">smallest(int</text:span></text:span><text:span text:style-name="T7"> </text:span><text:span text:style-name="Source_20_Text"><text:span text:style-name="T7">x, int</text:span></text:span><text:span text:style-name="T7"> </text:span><text:span text:style-name="Source_20_Text"><text:span text:style-name="T7">y, int</text:span></text:span><text:span text:style-name="T7"> </text:span><text:span text:style-name="Source_20_Text"><text:span text:style-name="T7">z)</text:span></text:span></text:p>
            <text:p text:style-name="Standard"><text:span text:style-name="Source_20_Text">{</text:span></text:p>
            <text:p text:style-name="Standard"><text:span text:style-name="Source_20_Text">    if</text:span> <text:span text:style-name="Source_20_Text">(!(y/x))  // Same as "if (y &lt; x)"</text:span></text:p>
            <text:p text:style-name="Standard"><text:span text:style-name="Source_20_Text">        return</text:span> <text:span text:style-name="Source_20_Text">(!(y/z))? y : z;</text:span></text:p>
            <text:p text:style-name="Standard"><text:span text:style-name="Source_20_Text">    return</text:span> <text:span text:style-name="Source_20_Text">(!(x/z))? x : z;</text:span></text:p>
            <text:p text:style-name="Standard"><text:span text:style-name="Source_20_Text">}</text:span></text:p>
            <text:p text:style-name="P4"/>
            <text:p text:style-name="P4"/>
            <text:h text:style-name="P9" text:outline-level="2">Count total set bits in all numbers from 1 to n</text:h>
            <text:section text:style-name="Sect1" text:name="Section18">
              <text:p text:style-name="Text_20_body"><text:bookmark text:name="post-content13"/>Given a positive integer n, count the total number of set bits in binary representation of all numbers from 1 to n. <text:bookmark text:name="more-16703"/></text:p>
              <text:p text:style-name="Text_20_body">Examples:</text:p>
              <text:p text:style-name="Preformatted_20_Text">Input: n = 3</text:p>
              <text:p text:style-name="Preformatted_20_Text">Output: <text:s/>4</text:p>
              <text:p text:style-name="Preformatted_20_Text"/>
              <text:p text:style-name="Preformatted_20_Text">Input: n = 6</text:p>
              <text:p text:style-name="P11">Output: 9</text:p>
            </text:section>
            <text:p text:style-name="P4"/>
            <text:p text:style-name="P4"/>
            <text:p text:style-name="P4">If the input number is of the form 2^b -1 e.g., 1,3,7,15.. etc, the number of set bits is b * 2^(b-1). This is because for all the numbers 0 to (2^b)-1, if you complement and flip the list you end up with the same list (half the bits are on, half off). </text:p>
            <text:p text:style-name="Text_20_body">If the number does not have all set bits, then some position m is the position of leftmost set bit. The number of set bits in that position is n – (1 &lt;&lt; m) + 1. The remaining set bits are in two parts:</text:p>
            <text:p text:style-name="Text_20_body">1) The bits in the (m-1) positions down to the point where the leftmost bit becomes 0, and<text:line-break/>2) The 2^(m-1) numbers below that point, which is the closed form above.</text:p>
            <text:p text:style-name="Text_20_body">An easy way to look at it is to consider the number 6:</text:p>
            <text:p text:style-name="Preformatted_20_Text">0|0 0</text:p>
            <text:p text:style-name="Preformatted_20_Text">0|0 1</text:p>
            <text:p text:style-name="Preformatted_20_Text">0|1 0</text:p>
            <text:p text:style-name="Preformatted_20_Text">0|1 1</text:p>
            <text:p text:style-name="Preformatted_20_Text">-|–</text:p>
            <text:p text:style-name="Preformatted_20_Text">1|0 0</text:p>
            <text:p text:style-name="Preformatted_20_Text">1|0 1</text:p>
            <text:p text:style-name="P11">1|1 0</text:p>
            <text:p text:style-name="P3">cpp file in the folder is also available for reference.</text:p>
            <text:p text:style-name="P3"/>
            <text:h text:style-name="P8" text:outline-level="2">Find the element that appears once</text:h>
            <text:p text:style-name="P3">Given an array where every element occurs three times, except one element which occurs only once. Find the element that occurs once. Expected time complexity is O(n) and O(1) extra space.<text:bookmark text:name="more-24769"/><text:line-break/><text:soft-page-break/>Examples: </text:p>
            <text:p text:style-name="Preformatted_20_Text">Input: arr[] = {12, 1, 12, 3, 12, 1, 1, 2, 3, 3}</text:p>
            <text:p text:style-name="P11">Output: 2</text:p>
            <text:p text:style-name="P3">We can sum the bits in same positions for all the numbers and take modulo with 3. The bits for which sum is not multiple of 3, are the bits of number with single occurrence.<text:line-break/>Let us consider the example array {5, 5, 5, 8}. The 101, 101, 101, 1000<text:line-break/>Sum of first bits%3 = (1 + 1 + 1 + 0)%3 = 0;<text:line-break/>Sum of second bits%3 = (0 + 0 + 0 + 0)%0 = 0;<text:line-break/>Sum of third bits%3 = (1 + 1 + 1 + 0)%3 = 0;<text:line-break/>Sum of fourth bits%3 = (1)%3 = 1;<text:line-break/>Hence number which appears once is 1000</text:p>
            <text:p text:style-name="P3"/>
            <text:p text:style-name="P1"><text:span text:style-name="Source_20_Text">#define INT_SIZE 32</text:span></text:p>
            <text:p text:style-name="Standard"> </text:p>
            <text:p text:style-name="Standard"><text:span text:style-name="Source_20_Text">int</text:span> <text:span text:style-name="Source_20_Text">getSingle(int</text:span> <text:span text:style-name="Source_20_Text">arr[], int</text:span> <text:span text:style-name="Source_20_Text">n)</text:span></text:p>
            <text:p text:style-name="Standard"><text:span text:style-name="Source_20_Text">{</text:span></text:p>
            <text:p text:style-name="Standard"><text:span text:style-name="Source_20_Text">    // Initialize result</text:span></text:p>
            <text:p text:style-name="Standard"><text:span text:style-name="Source_20_Text">    int</text:span> <text:span text:style-name="Source_20_Text">result = 0;</text:span></text:p>
            <text:p text:style-name="Standard"> </text:p>
            <text:p text:style-name="Standard"><text:span text:style-name="Source_20_Text">    int</text:span> <text:span text:style-name="Source_20_Text">x, sum;</text:span></text:p>
            <text:p text:style-name="Standard"> </text:p>
            <text:p text:style-name="Standard"><text:span text:style-name="Source_20_Text">    // Iterate through every bit</text:span></text:p>
            <text:p text:style-name="Standard"><text:span text:style-name="Source_20_Text">    for</text:span> <text:span text:style-name="Source_20_Text">(int</text:span> <text:span text:style-name="Source_20_Text">i = 0; i &lt; INT_SIZE; i++)</text:span></text:p>
            <text:p text:style-name="Standard"><text:span text:style-name="Source_20_Text">    {</text:span></text:p>
            <text:p text:style-name="Standard"><text:span text:style-name="Source_20_Text">      // Find sum of set bits at ith position in all</text:span></text:p>
            <text:p text:style-name="Standard"><text:span text:style-name="Source_20_Text">      // array elements</text:span></text:p>
            <text:p text:style-name="Standard"><text:span text:style-name="Source_20_Text">      sum = 0;</text:span></text:p>
            <text:p text:style-name="Standard"><text:span text:style-name="Source_20_Text">      x = (1 &lt;&lt; i);</text:span></text:p>
            <text:p text:style-name="Standard"><text:span text:style-name="Source_20_Text">      for</text:span> <text:span text:style-name="Source_20_Text">(int</text:span> <text:span text:style-name="Source_20_Text">j=0; j&lt; n; j++ )</text:span></text:p>
            <text:p text:style-name="Standard"><text:span text:style-name="Source_20_Text">      {</text:span></text:p>
            <text:p text:style-name="Standard"><text:span text:style-name="Source_20_Text">          if</text:span> <text:span text:style-name="Source_20_Text">(arr[j] &amp; x)</text:span></text:p>
            <text:p text:style-name="Standard"><text:span text:style-name="Source_20_Text">            sum++;</text:span></text:p>
            <text:p text:style-name="Standard"><text:span text:style-name="Source_20_Text">      }</text:span></text:p>
            <text:p text:style-name="Standard"> </text:p>
            <text:p text:style-name="Standard"><text:span text:style-name="Source_20_Text">      // The bits with sum not multiple of 3, are the</text:span></text:p>
            <text:p text:style-name="Standard"><text:span text:style-name="Source_20_Text">      // bits of element with single occurrence.</text:span></text:p>
            <text:p text:style-name="Standard"><text:span text:style-name="Source_20_Text">      if</text:span> <text:span text:style-name="Source_20_Text">(sum % 3)</text:span></text:p>
            <text:p text:style-name="Standard"><text:span text:style-name="Source_20_Text">        result |= x;</text:span></text:p>
            <text:p text:style-name="Standard"><text:span text:style-name="Source_20_Text">    }</text:span></text:p>
            <text:p text:style-name="Standard"> </text:p>
            <text:p text:style-name="Standard"><text:span text:style-name="Source_20_Text">    return</text:span> <text:span text:style-name="Source_20_Text">result;</text:span></text:p>
            <text:p text:style-name="Standard"><text:span text:style-name="Source_20_Text">}</text:span></text:p>
            <text:p text:style-name="P3"/>
            <text:p text:style-name="P3">Above method is very easy to understand. TC is O(n) because no of bits is constant.</text:p>
            <text:p text:style-name="P3">You didnt understand another method which is discussed in the link. Check out that one and understand.</text:p>
            <text:p text:style-name="P3"/>
            <text:p text:style-name="P3"/>
            <text:h text:style-name="P8" text:outline-level="2"><text:soft-page-break/>Little and Big Endian Mystery</text:h>
            <text:p text:style-name="P3"><text:span text:style-name="Strong_20_Emphasis">What are these?</text:span><text:line-break/>Little and big endian are two ways of storing multibyte data-types ( int, float, etc). </text:p>
            <text:p text:style-name="P3">In little endian machines, last byte of binary representation of the multibyte data-type is stored first. In big endian machines, first byte of binary representation of the multibyte data-type is stored first.<text:line-break/><text:bookmark text:name="more-801"/><text:line-break/>Suppose integer is stored as 4 bytes (For those who are using DOS based compilers such as C++ 3.0 , integer is 2 bytes) then a variable x with value 0×01234567 will be stored as following.</text:p>
            <text:p text:style-name="P7"><draw:a xlink:type="simple" xlink:href="http://4.bp.blogspot.com/_IEmaCFe3y9g/SO3GGEF4UkI/AAAAAAAAAAc/z7waF2Lwg0s/s1600-h/lb.GIF"><draw:frame draw:style-name="fr2" draw:name="graphics9" text:anchor-type="as-char" svg:width="4.1665in" svg:height="2.0835in" draw:z-index="8"><draw:image xlink:href="http://4.bp.blogspot.com/_IEmaCFe3y9g/SO3GGEF4UkI/AAAAAAAAAAc/z7waF2Lwg0s/s400/lb.GIF" xlink:type="simple" xlink:show="embed" xlink:actuate="onLoad"/></draw:frame></draw:a><text:bookmark text:name="BLOGGER_PHOTO_ID_5255074147691156034"/></text:p>
            <text:list xml:id="list1449700653" text:style-name="L2">
              <text:list-header>
                <text:p text:style-name="P16">Memory representation of integer ox01234567 inside Big and little endian machines</text:p>
              </text:list-header>
            </text:list>
            <text:p text:style-name="Text_20_body"><text:span text:style-name="Strong_20_Emphasis"><text:span text:style-name="T4">How to see memory representation of multibyte data types on your machine?</text:span></text:span><text:line-break/>Here is a sample C code that shows the byte representation of int, float and pointer. </text:p>
            <text:section text:style-name="Sect1" text:name="highlighter_698117">
              <table:table table:name="Table6" table:style-name="Table6">
                <table:table-column table:style-name="Table6.A"/>
                <table:table-row>
                  <table:table-cell table:style-name="Table6.A1" office:value-type="string">
                    <text:p text:style-name="Table_20_Contents"><text:span text:style-name="Source_20_Text">#include &lt;stdio.h&gt;</text:span></text:p>
                    <text:p text:style-name="Table_20_Contents"> </text:p>
                    <text:p text:style-name="Table_20_Contents"><text:span text:style-name="Source_20_Text">/* function to show bytes in memory, from location start to start+n*/</text:span></text:p>
                    <text:p text:style-name="Table_20_Contents"><text:span text:style-name="Source_20_Text">void</text:span> <text:span text:style-name="Source_20_Text">show_mem_rep(char</text:span> <text:span text:style-name="Source_20_Text">*start, int</text:span> <text:span text:style-name="Source_20_Text">n) </text:span></text:p>
                    <text:p text:style-name="Table_20_Contents"><text:span text:style-name="Source_20_Text">{</text:span></text:p>
                    <text:p text:style-name="Table_20_Contents"><text:span text:style-name="Source_20_Text">    int</text:span> <text:span text:style-name="Source_20_Text">i;</text:span></text:p>
                    <text:p text:style-name="Table_20_Contents"><text:span text:style-name="Source_20_Text">    for</text:span> <text:span text:style-name="Source_20_Text">(i = 0; i &lt; n; i++)</text:span></text:p>
                    <text:p text:style-name="Table_20_Contents"><text:span text:style-name="Source_20_Text">         printf(" %.2x", start[i]);</text:span></text:p>
                    <text:p text:style-name="Table_20_Contents"><text:span text:style-name="Source_20_Text">    printf("\n");</text:span></text:p>
                    <text:p text:style-name="Table_20_Contents"><text:span text:style-name="Source_20_Text">}</text:span></text:p>
                    <text:p text:style-name="Table_20_Contents"> </text:p>
                    <text:p text:style-name="Table_20_Contents"><text:span text:style-name="Source_20_Text">/*Main function to call above function for 0x01234567*/</text:span></text:p>
                    <text:p text:style-name="Table_20_Contents"><text:span text:style-name="Source_20_Text">int</text:span> <text:span text:style-name="Source_20_Text">main()</text:span></text:p>
                    <text:p text:style-name="Table_20_Contents"><text:span text:style-name="Source_20_Text">{</text:span></text:p>
                    <text:p text:style-name="Table_20_Contents"><text:span text:style-name="Source_20_Text">   int</text:span> <text:span text:style-name="Source_20_Text">i = 0x01234567;</text:span></text:p>
                    <text:p text:style-name="Table_20_Contents"><text:span text:style-name="Source_20_Text">   show_mem_rep((char</text:span> <text:span text:style-name="Source_20_Text">*)&amp;i, sizeof(i));</text:span></text:p>
                    <text:p text:style-name="Table_20_Contents"><text:span text:style-name="Source_20_Text">   getchar();</text:span></text:p>
                    <text:p text:style-name="Table_20_Contents"><text:span text:style-name="Source_20_Text">   return</text:span> <text:span text:style-name="Source_20_Text">0;</text:span></text:p>
                    <text:p text:style-name="Table_20_Contents"><text:span text:style-name="Source_20_Text">}</text:span></text:p>
                  </table:table-cell>
                </table:table-row>
              </table:table>
            </text:section>
            <text:p text:style-name="Text_20_body">When above program is run on little endian machine, gives “67 45 23 01″ as output , while if it is run on endian machine, gives “01 23 45 67″ as output.</text:p>
            <text:p text:style-name="P3"/>
            <text:p text:style-name="P3"><text:span text:style-name="Strong_20_Emphasis"><text:span text:style-name="T4">Is there a quick way to determine endianness of your machine?</text:span></text:span><text:line-break/>There are n no. of ways for determining endianness of your machine. Here is one quick way of doing the same.</text:p>
            <text:section text:style-name="Sect1" text:name="highlighter_482562">
              <table:table table:name="Table7" table:style-name="Table7">
                <table:table-column table:style-name="Table7.A"/>
                <text:soft-page-break/>
                <table:table-row>
                  <table:table-cell table:style-name="Table7.A1" office:value-type="string">
                    <text:p text:style-name="Table_20_Contents"><text:span text:style-name="Source_20_Text">#include &lt;stdio.h&gt;</text:span></text:p>
                    <text:p text:style-name="Table_20_Contents"><text:span text:style-name="Source_20_Text">int</text:span> <text:span text:style-name="Source_20_Text">main() </text:span></text:p>
                    <text:p text:style-name="Table_20_Contents"><text:span text:style-name="Source_20_Text">{</text:span></text:p>
                    <text:p text:style-name="Table_20_Contents"><text:span text:style-name="Source_20_Text">   unsigned int</text:span> <text:span text:style-name="Source_20_Text">i = 1;</text:span></text:p>
                    <text:p text:style-name="Table_20_Contents"><text:span text:style-name="Source_20_Text">   char</text:span> <text:span text:style-name="Source_20_Text">*c = (char*)&amp;i;</text:span></text:p>
                    <text:p text:style-name="Table_20_Contents"><text:span text:style-name="Source_20_Text">   if</text:span> <text:span text:style-name="Source_20_Text">(*c)    </text:span></text:p>
                    <text:p text:style-name="Table_20_Contents"><text:span text:style-name="Source_20_Text">       printf("Little endian");</text:span></text:p>
                    <text:p text:style-name="Table_20_Contents"><text:span text:style-name="Source_20_Text">   else</text:span></text:p>
                    <text:p text:style-name="Table_20_Contents"><text:span text:style-name="Source_20_Text">       printf("Big endian");</text:span></text:p>
                    <text:p text:style-name="Table_20_Contents"><text:span text:style-name="Source_20_Text">   getchar();</text:span></text:p>
                    <text:p text:style-name="Table_20_Contents"><text:span text:style-name="Source_20_Text">   return</text:span> <text:span text:style-name="Source_20_Text">0;</text:span></text:p>
                    <text:p text:style-name="Table_20_Contents"><text:span text:style-name="Source_20_Text">}</text:span></text:p>
                  </table:table-cell>
                </table:table-row>
              </table:table>
            </text:section>
            <text:p text:style-name="Text_20_body">In the above program, a character pointer c is pointing to an integer i. </text:p>
            <text:p text:style-name="Text_20_body">Since size of character is 1 byte when the character pointer is de-referenced it will contain only first byte of integer. </text:p>
            <text:p text:style-name="Text_20_body">If machine is little endian then *c will be 1 (because last byte is stored first) and if machine is big endian then *c will be 0.</text:p>
            <text:p text:style-name="P3"/>
            <text:p text:style-name="P3"><text:span text:style-name="Strong_20_Emphasis"><text:span text:style-name="T4">Does endianness matter for programmers?</text:span></text:span><text:line-break/>Most of the times compiler takes care of endianness, however, endianness becomes an issue in following cases.</text:p>
            <text:p text:style-name="Text_20_body"><text:span text:style-name="T1">It matters in network programming</text:span>: Suppose you write integers to file on a little endian machine and you transfer this file to a big endian machine. Unless there is little andian to big endian transformation, big endian machine will read the file in reverse order. You can find such a practical example here.</text:p>
            <text:p text:style-name="Text_20_body">Standard byte order for networks is big endian, also known as network byte order. Before transferring data on network, data is first converted to network byte order (big endian). </text:p>
            <text:p text:style-name="Text_20_body">Sometimes it matters when you are using type casting, below program is an example.</text:p>
            <text:section text:style-name="Sect1" text:name="highlighter_574560">
              <table:table table:name="Table8" table:style-name="Table8">
                <table:table-column table:style-name="Table8.A"/>
                <table:table-row>
                  <table:table-cell table:style-name="Table8.A1" office:value-type="string">
                    <text:p text:style-name="Table_20_Contents"><text:span text:style-name="Source_20_Text">#include &lt;stdio.h&gt;</text:span></text:p>
                    <text:p text:style-name="Table_20_Contents"><text:span text:style-name="Source_20_Text">int</text:span> <text:span text:style-name="Source_20_Text">main()</text:span></text:p>
                    <text:p text:style-name="Table_20_Contents"><text:span text:style-name="Source_20_Text">{</text:span></text:p>
                    <text:p text:style-name="Table_20_Contents"><text:span text:style-name="Source_20_Text">    unsigned char</text:span> <text:span text:style-name="Source_20_Text">arr[2] = {0x01, 0x00};</text:span></text:p>
                    <text:p text:style-name="Table_20_Contents"><text:span text:style-name="Source_20_Text">    unsigned short</text:span> <text:span text:style-name="Source_20_Text">int</text:span> <text:span text:style-name="Source_20_Text">x = *(unsigned short</text:span> <text:span text:style-name="Source_20_Text">int</text:span> <text:span text:style-name="Source_20_Text">*) arr;</text:span></text:p>
                    <text:p text:style-name="Table_20_Contents"><text:span text:style-name="Source_20_Text">    printf("%d", x);</text:span></text:p>
                    <text:p text:style-name="Table_20_Contents"><text:span text:style-name="Source_20_Text">    getchar();</text:span></text:p>
                    <text:p text:style-name="Table_20_Contents"><text:span text:style-name="Source_20_Text">    return</text:span> <text:span text:style-name="Source_20_Text">0;</text:span></text:p>
                    <text:p text:style-name="Table_20_Contents"><text:span text:style-name="Source_20_Text">}</text:span></text:p>
                  </table:table-cell>
                </table:table-row>
              </table:table>
            </text:section>
            <text:p text:style-name="Text_20_body">In the above program, a char array is typecasted to an unsigned short integer type. When I run above program on little endian machine, I get 1 as output, while if I run it on a big endian machine I get 256. To make programs endianness independent, above programming style should be avoided.</text:p>
            <text:p text:style-name="P3"/>
            <text:p text:style-name="P3"><text:span text:style-name="Strong_20_Emphasis"><text:span text:style-name="T4">What are bi-endians?</text:span></text:span><text:line-break/>Bi-endian processors can run in both modes little and big endian.</text:p>
            <text:p text:style-name="Text_20_body"><text:span text:style-name="Strong_20_Emphasis"><text:span text:style-name="T4">What are the examples of little, big endian and bi-endian machines ?</text:span></text:span><text:line-break/>Intel based processors are little endians. </text:p>
            <text:p text:style-name="Text_20_body">ARM processors were little endians. Current generation ARM processors are bi-endian.</text:p>
            <text:p text:style-name="Text_20_body"><text:soft-page-break/>Motorola 68K processors are big endians. </text:p>
            <text:p text:style-name="Text_20_body">PowerPC (by Motorola) and SPARK (by Sun) processors were big endian. Current version of these processors are bi-endians.<text:line-break/><text:span text:style-name="Strong_20_Emphasis"><text:line-break/></text:span><text:span text:style-name="Strong_20_Emphasis"><text:span text:style-name="T4">Does endianness effects file formats?</text:span></text:span><text:line-break/>File formats which have 1 byte as a basic unit are independent of endianness e..g., ASCII files . Other file formats use some fixed endianness forrmat e.g, JPEG files are stored in big endian format. </text:p>
            <text:p text:style-name="Text_20_body"><text:span text:style-name="Strong_20_Emphasis"><text:line-break/></text:span><text:span text:style-name="Strong_20_Emphasis"><text:span text:style-name="T4">Which one is better — little endian or big endian</text:span></text:span><text:line-break/>The term little and big endian came from Gulliver’s Travels by Jonathan Swift. Two groups could not agree by which end a egg should be opened -a-the little or the big. Just like the egg issue, there is no technological reason to choose one byte ordering convention over the other, hence the arguments degenerate into bickering about sociopolitical issues. As long as one of the conventions is selected and adhered to consistently, the choice is arbitrary.</text:p>
            <text:p text:style-name="P3"/>
            <text:p text:style-name="P3"><text:soft-page-break/>For more explanation : <text:a xlink:type="simple" xlink:href="http://unixpapa.com/incnote/byteorder.html">http://unixpapa.com/incnote/byteorder.html</text:a></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 style:font-size-asian="10pt" style:font-name-complex="Lohit Hindi"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1" style:font-size-asian="14pt" style:font-weight-asian="bold" style:font-name-complex="Lohit Hindi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roid Sans Mono" style:font-name-asian="Droid Sans Fallback" style:font-name-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30T23:06:40</meta:creation-date>
    <dc:date>2013-09-11T16:51:05</dc:date>
    <dc:creator>tejas </dc:creator>
    <meta:editing-duration>P4DT17H53M5S</meta:editing-duration>
    <meta:editing-cycles>108</meta:editing-cycles>
    <meta:generator>LibreOffice/3.5$Linux_x86 LibreOffice_project/350m1$Build-202</meta:generator>
    <meta:document-statistic meta:table-count="8" meta:image-count="9" meta:object-count="0" meta:page-count="23" meta:paragraph-count="633" meta:word-count="6229" meta:character-count="31959" meta:non-whitespace-character-count="25302"/>
  </office:meta>
</office:document-meta>
</file>